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DejaVu Sans" svg:font-family="'DejaVu Sans'" style:font-family-generic="swis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ystem" style:font-pitch="variable"/>
  </office:font-face-decls>
  <office:automatic-styles>
    <style:style style:name="Tabela1" style:family="table">
      <style:table-properties style:width="12.522cm" table:align="left"/>
    </style:style>
    <style:style style:name="Tabela1.A" style:family="table-column">
      <style:table-column-properties style:column-width="1.399cm"/>
    </style:style>
    <style:style style:name="Tabela1.B" style:family="table-column">
      <style:table-column-properties style:column-width="11.123cm"/>
    </style:style>
    <style:style style:name="Tabela1.A1" style:family="table-cell">
      <style:table-cell-properties style:vertical-align="middl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5"/>
    <style:style style:name="P15" style:family="paragraph" style:parent-style-name="Text_20_body" style:list-style-name="L16"/>
    <style:style style:name="P16" style:family="paragraph" style:parent-style-name="Text_20_body" style:list-style-name="L19"/>
    <style:style style:name="P17" style:family="paragraph" style:parent-style-name="Text_20_body" style:list-style-name="L31"/>
    <style:style style:name="P18" style:family="paragraph" style:parent-style-name="Text_20_body" style:list-style-name="L32"/>
    <style:style style:name="P19" style:family="paragraph" style:parent-style-name="Text_20_body">
      <style:paragraph-properties fo:margin-top="0cm" fo:margin-bottom="0cm"/>
    </style:style>
    <style:style style:name="P20" style:family="paragraph" style:parent-style-name="Text_20_body" style:list-style-name="L1">
      <style:paragraph-properties fo:margin-top="0cm" fo:margin-bottom="0cm"/>
    </style:style>
    <style:style style:name="P21" style:family="paragraph" style:parent-style-name="Text_20_body" style:list-style-name="L2">
      <style:paragraph-properties fo:margin-top="0cm" fo:margin-bottom="0cm"/>
    </style:style>
    <style:style style:name="P22" style:family="paragraph" style:parent-style-name="Text_20_body" style:list-style-name="L3">
      <style:paragraph-properties fo:margin-top="0cm" fo:margin-bottom="0cm"/>
    </style:style>
    <style:style style:name="P23" style:family="paragraph" style:parent-style-name="Text_20_body" style:list-style-name="L4">
      <style:paragraph-properties fo:margin-top="0cm" fo:margin-bottom="0cm"/>
    </style:style>
    <style:style style:name="P24" style:family="paragraph" style:parent-style-name="Text_20_body" style:list-style-name="L5">
      <style:paragraph-properties fo:margin-top="0cm" fo:margin-bottom="0cm"/>
    </style:style>
    <style:style style:name="P25" style:family="paragraph" style:parent-style-name="Text_20_body" style:list-style-name="L6">
      <style:paragraph-properties fo:margin-top="0cm" fo:margin-bottom="0cm"/>
    </style:style>
    <style:style style:name="P26" style:family="paragraph" style:parent-style-name="Text_20_body" style:list-style-name="L7">
      <style:paragraph-properties fo:margin-top="0cm" fo:margin-bottom="0cm"/>
    </style:style>
    <style:style style:name="P27" style:family="paragraph" style:parent-style-name="Text_20_body" style:list-style-name="L8">
      <style:paragraph-properties fo:margin-top="0cm" fo:margin-bottom="0cm"/>
    </style:style>
    <style:style style:name="P28" style:family="paragraph" style:parent-style-name="Text_20_body" style:list-style-name="L9">
      <style:paragraph-properties fo:margin-top="0cm" fo:margin-bottom="0cm"/>
    </style:style>
    <style:style style:name="P29" style:family="paragraph" style:parent-style-name="Text_20_body" style:list-style-name="L10">
      <style:paragraph-properties fo:margin-top="0cm" fo:margin-bottom="0cm"/>
    </style:style>
    <style:style style:name="P30" style:family="paragraph" style:parent-style-name="Text_20_body" style:list-style-name="L11">
      <style:paragraph-properties fo:margin-top="0cm" fo:margin-bottom="0cm"/>
    </style:style>
    <style:style style:name="P31" style:family="paragraph" style:parent-style-name="Text_20_body" style:list-style-name="L12">
      <style:paragraph-properties fo:margin-top="0cm" fo:margin-bottom="0cm"/>
    </style:style>
    <style:style style:name="P32" style:family="paragraph" style:parent-style-name="Text_20_body" style:list-style-name="L13">
      <style:paragraph-properties fo:margin-top="0cm" fo:margin-bottom="0cm"/>
    </style:style>
    <style:style style:name="P33" style:family="paragraph" style:parent-style-name="Text_20_body" style:list-style-name="L15">
      <style:paragraph-properties fo:margin-top="0cm" fo:margin-bottom="0cm"/>
    </style:style>
    <style:style style:name="P34" style:family="paragraph" style:parent-style-name="Text_20_body" style:list-style-name="L18">
      <style:paragraph-properties fo:margin-top="0cm" fo:margin-bottom="0cm"/>
    </style:style>
    <style:style style:name="P35" style:family="paragraph" style:parent-style-name="Text_20_body" style:list-style-name="L19">
      <style:paragraph-properties fo:margin-top="0cm" fo:margin-bottom="0cm"/>
    </style:style>
    <style:style style:name="P36" style:family="paragraph" style:parent-style-name="Text_20_body" style:list-style-name="L20">
      <style:paragraph-properties fo:margin-top="0cm" fo:margin-bottom="0cm"/>
    </style:style>
    <style:style style:name="P37" style:family="paragraph" style:parent-style-name="Text_20_body" style:list-style-name="L22">
      <style:paragraph-properties fo:margin-top="0cm" fo:margin-bottom="0cm"/>
    </style:style>
    <style:style style:name="P38" style:family="paragraph" style:parent-style-name="Text_20_body" style:list-style-name="L23">
      <style:paragraph-properties fo:margin-top="0cm" fo:margin-bottom="0cm"/>
    </style:style>
    <style:style style:name="P39" style:family="paragraph" style:parent-style-name="Text_20_body" style:list-style-name="L24">
      <style:paragraph-properties fo:margin-top="0cm" fo:margin-bottom="0cm"/>
    </style:style>
    <style:style style:name="P40" style:family="paragraph" style:parent-style-name="Text_20_body" style:list-style-name="L25">
      <style:paragraph-properties fo:margin-top="0cm" fo:margin-bottom="0cm"/>
    </style:style>
    <style:style style:name="P41" style:family="paragraph" style:parent-style-name="Text_20_body" style:list-style-name="L31">
      <style:paragraph-properties fo:margin-top="0cm" fo:margin-bottom="0cm"/>
    </style:style>
    <style:style style:name="P42" style:family="paragraph" style:parent-style-name="Text_20_body" style:list-style-name="L32">
      <style:paragraph-properties fo:margin-top="0cm" fo:margin-bottom="0cm"/>
    </style:style>
    <style:style style:name="P43" style:family="paragraph" style:parent-style-name="Text_20_body">
      <style:paragraph-properties fo:margin-left="0cm" fo:margin-right="0cm" fo:margin-top="0cm" fo:margin-bottom="0cm" fo:text-indent="0cm" style:auto-text-indent="false"/>
    </style:style>
    <style:style style:name="P44" style:family="paragraph" style:parent-style-name="Text_20_body">
      <style:paragraph-properties fo:margin-left="0cm" fo:margin-right="0cm" fo:text-indent="0cm" style:auto-text-indent="false"/>
    </style:style>
    <style:style style:name="P45" style:family="paragraph" style:parent-style-name="Heading_20_3">
      <style:paragraph-properties fo:break-before="page"/>
    </style:style>
    <style:style style:name="P46" style:family="paragraph" style:parent-style-name="Heading_20_3">
      <style:paragraph-properties fo:margin-left="1cm" fo:margin-right="1cm" fo:margin-top="0cm" fo:margin-bottom="0.499cm" fo:text-indent="0cm" style:auto-text-indent="false"/>
    </style:style>
    <style:style style:name="P47" style:family="paragraph" style:parent-style-name="Heading_20_2">
      <style:paragraph-properties fo:break-before="page"/>
    </style:style>
    <style:style style:name="P48" style:family="paragraph" style:parent-style-name="Preformatted_20_Text">
      <style:paragraph-properties fo:margin-top="0cm" fo:margin-bottom="0.499cm"/>
    </style:style>
    <style:style style:name="T1" style:family="text">
      <style:text-properties fo:color="#cc0000"/>
    </style:style>
    <style:style style:name="T2" style:family="text">
      <style:text-properties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 text:is-list-header="true">A Firebug Tutorial</text:h>
      <text:p text:style-name="Text_20_body">This is an overview of the plugin, not a detailed explanation of all of it’s amazing features. This should be enough to get you started.</text:p>
      <text:p text:style-name="P44"><text:script>&lt;!--
google_ad_client = "pub-5095172600058476";
/* 300x250, created 9/2/09 */
google_ad_slot = "4342979058";
google_ad_width = 300;
google_ad_height = 250;
//--&gt;</text:script><text:script xlink:href="http://pagead2.googlesyndication.com/pagead/show_ads.js"/><text:script xlink:href="http://pagead2.googlesyndication.com/pagead/expansion_embed.js"/><text:script xlink:href="http://googleads.g.doubleclick.net/pagead/test_domain.js"/><text:script>google_protectAndRun("ads_core.google_render_ad", google_handleError, google_render_ad);</text:script></text:p>
      <text:list xml:id="list1362690819" text:style-name="L1">
        <text:list-item>
          <text:p text:style-name="P20"><text:a xlink:type="simple" xlink:href="http://www.evotech.net/blog/2007/06/introduction-to-firebug/#fb_install">Installing Firebug</text:a> </text:p>
        </text:list-item>
        <text:list-item>
          <text:p text:style-name="P20"><text:a xlink:type="simple" xlink:href="http://www.evotech.net/blog/2007/06/introduction-to-firebug/#fb_opening">Opening and Closing Firebug </text:a></text:p>
        </text:list-item>
        <text:list-item>
          <text:p text:style-name="P20"><text:a xlink:type="simple" xlink:href="http://www.evotech.net/blog/2007/06/introduction-to-firebug/#fb_overview">Firebug Window Overview </text:a></text:p>
        </text:list-item>
        <text:list-item>
          <text:p text:style-name="P20"><text:a xlink:type="simple" xlink:href="http://www.evotech.net/blog/2007/06/introduction-to-firebug/#fb_edit">Edit your document on-the-fly.</text:a> </text:p>
        </text:list-item>
        <text:list-item>
          <text:p text:style-name="P20"><text:a xlink:type="simple" xlink:href="http://www.evotech.net/blog/2007/06/introduction-to-firebug/#fb_css">Inspecting and troubleshooting CSS using Firebug </text:a></text:p>
        </text:list-item>
        <text:list-item>
          <text:p text:style-name="P20"><text:a xlink:type="simple" xlink:href="http://www.evotech.net/blog/2007/06/introduction-to-firebug/#fb_bm">The Box Model: Evaluating Height, Width, Padding, Border and Margin</text:a> </text:p>
        </text:list-item>
        <text:list-item>
          <text:p text:style-name="P20"><text:a xlink:type="simple" xlink:href="http://www.evotech.net/blog/2007/06/introduction-to-firebug/#fb_speed">Evaluating download speed</text:a> </text:p>
        </text:list-item>
        <text:list-item>
          <text:p text:style-name="P20"><text:a xlink:type="simple" xlink:href="http://www.evotech.net/blog/2007/06/introduction-to-firebug/#fb_js">JavaScript and Firebug </text:a></text:p>
        </text:list-item>
        <text:list-item>
          <text:p text:style-name="P20"><text:a xlink:type="simple" xlink:href="http://www.evotech.net/blog/2007/06/introduction-to-firebug/#fb_ajax">AJAX and Firebug</text:a> </text:p>
        </text:list-item>
        <text:list-item>
          <text:p text:style-name="P20"><text:a xlink:type="simple" xlink:href="http://www.evotech.net/blog/2007/06/introduction-to-firebug/#fb_debug">Debugging AJAX and other JavaScripts </text:a></text:p>
        </text:list-item>
        <text:list-item>
          <text:p text:style-name="P1"><text:a xlink:type="simple" xlink:href="http://www.evotech.net/blog/2007/06/introduction-to-firebug/#fb_issues">Problems with Firebug </text:a></text:p>
        </text:list-item>
      </text:list>
      <text:h text:style-name="Heading_20_3" text:outline-level="3" text:is-list-header="true"><text:bookmark text:name="fb_install"/>Installing Firebug</text:h>
      <text:p text:style-name="Text_20_body">Firebug works with Firefox. There is a product called Firebug lite which you can include in a file via a javascript call in your file, for use in non-Firefox browsers, but I am not covering Firebug lite in this tutorial/overview.</text:p>
      <text:p text:style-name="Text_20_body">To install Firebug visit the <text:a xlink:type="simple" xlink:href="http://www.getfirebug.com/">Firebug download page</text:a>. Click on the huge orange button half-way down the page on the right hand side. You can also download it from <text:a xlink:type="simple" xlink:href="http://www.getfirebug.com/">Mozilla’s FireFox Add-ons</text:a> site. Install it. Restart FireFox, and you’re good to go.</text:p>
      <text:p text:style-name="Text_20_body">If you’ve already installed it, get the latest version! To update your extension, in Firefox select Tools &gt; Add-ons. Then click on the button in the left hand bottom corner that reads “Find Updates”.</text:p>
      <text:h text:style-name="Heading_20_3" text:outline-level="3" text:is-list-header="true"><text:bookmark text:name="fb_opening"/>Opening and Closing Firebug</text:h>
      <text:p text:style-name="Text_20_body"><text:a xlink:type="simple" xlink:href="http://www.getfirebug.com/keyboard.html">Keyboard and Mouse Shortcuts for Firebug</text:a> can be found at the Firebug Website. The three sets I use most often include:</text:p>
      <text:list xml:id="list1753678482" text:style-name="L2">
        <text:list-item>
          <text:p text:style-name="P21"><text:span text:style-name="Strong_20_Emphasis">Open Firebug</text:span>: F12 or clicking on the <draw:frame draw:style-name="fr1" draw:name="figura1" text:anchor-type="as-char" svg:width="0.344cm" svg:height="0.344cm" draw:z-index="0"><draw:image xlink:href="http://www.evotech.net/articles/images/greencheck.gif" xlink:type="simple" xlink:show="embed" xlink:actuate="onLoad"/><svg:title>green check mark</svg:title></draw:frame> at the right of the right of the browser status bar. </text:p>
        </text:list-item>
        <text:list-item>
          <text:p text:style-name="P21"><text:span text:style-name="Strong_20_Emphasis">Close Firebug</text:span>: 12 or clicking on the <draw:frame draw:style-name="fr1" draw:name="figura2" text:anchor-type="as-char" svg:width="0.344cm" svg:height="0.344cm" draw:z-index="1"><draw:image xlink:href="http://www.evotech.net/articles/images/greencheck.gif" xlink:type="simple" xlink:show="embed" xlink:actuate="onLoad"/><svg:title>green check mark</svg:title></draw:frame> at the right of the right of the browser status bar or clicking on the <draw:frame draw:style-name="fr1" draw:name="figura3" text:anchor-type="as-char" svg:width="0.37cm" svg:height="0.37cm" draw:z-index="2"><draw:image xlink:href="http://www.evotech.net/articles/images/redx.gif" xlink:type="simple" xlink:show="embed" xlink:actuate="onLoad"/><svg:title>red x</svg:title></draw:frame> in the upper right hand corner of the firebug window. </text:p>
        </text:list-item>
        <text:list-item>
          <text:p text:style-name="P2"><text:span text:style-name="Strong_20_Emphasis">Undock Firebug into its own window:</text:span> click on the <draw:frame draw:style-name="fr1" draw:name="figura4" text:anchor-type="as-char" svg:width="0.37cm" svg:height="0.37cm" draw:z-index="3"><draw:image xlink:href="http://www.evotech.net/articles/images/uparrow.gif" xlink:type="simple" xlink:show="embed" xlink:actuate="onLoad"/><svg:title>red up arrow</svg:title></draw:frame> in the top right corner of the firebug window or Ctrl+F12 / ⌘+F12. </text:p>
        </text:list-item>
      </text:list>
      <text:p text:style-name="Text_20_body"><text:span text:style-name="Strong_20_Emphasis">Firebug settings</text:span></text:p>
      <text:list xml:id="list689190904" text:style-name="L3">
        <text:list-item>
          <text:p text:style-name="P22"><text:span text:style-name="Strong_20_Emphasis">Set Firebug to always undock in a separate window:</text:span> open the firebug console. right click on the firebug in the upper left, select “options”, then select “Always Open in New Window” </text:p>
        </text:list-item>
        <text:list-item>
          <text:p text:style-name="P22"><text:span text:style-name="Strong_20_Emphasis">Increase/Decrease font size:</text:span> open the firebug console. right click on the firebug in the upper left, select “Text Size”. The font changes are really slight, but it does work. </text:p>
        </text:list-item>
        <text:list-item>
          <text:p text:style-name="P3"><text:span text:style-name="Strong_20_Emphasis">Set Firebug to only work for specified sites:</text:span> Start by disabling Firebug by right clicking on the <draw:frame draw:style-name="fr1" draw:name="figura5" text:anchor-type="as-char" svg:width="0.344cm" svg:height="0.344cm" draw:z-index="4"><draw:image xlink:href="http://www.evotech.net/articles/images/greencheck.gif" xlink:type="simple" xlink:show="embed" xlink:actuate="onLoad"/><svg:title>green check mark</svg:title></draw:frame> and selecting “disable Firebug”. Then right click on the greyed out icon and add the domains you want to enable Firebug on. </text:p>
        </text:list-item>
      </text:list>
      <text:h text:style-name="Heading_20_3" text:outline-level="3" text:is-list-header="true"><text:bookmark text:name="fb_overview"/><text:soft-page-break/>Firebug Window Overview</text:h>
      <text:list xml:id="list336038961" text:style-name="L4">
        <text:list-item>
          <text:p text:style-name="P23"><text:span text:style-name="Strong_20_Emphasis">Console Tab:</text:span> Contains command line javascript, shows javascript error message log, can enter JavaSript commands after the &gt;&gt;&gt; at the bottom </text:p>
        </text:list-item>
        <text:list-item>
          <text:p text:style-name="P23"><text:span text:style-name="Strong_20_Emphasis">HTML Tab:</text:span> Shows HTML as an indented hierachy of DOM nodes, which you can open and close to see or hide child nodes. </text:p>
        </text:list-item>
        <text:list-item>
          <text:p text:style-name="P23"><text:span text:style-name="Strong_20_Emphasis">CSS Tab:</text:span> CSS inspector, view all loaded style sheets, modify styles on the fly. See list of styles sheets and select one to view from this pane by clicking on the drop down list on the top of Firebug window, to the right of “Edit”. </text:p>
        </text:list-item>
        <text:list-item>
          <text:p text:style-name="P23"><text:span text:style-name="Strong_20_Emphasis">Script Tab: </text:span>Shows the javascript files and the calling document. See list of included JavaScript files and select one to view from this pane by clicking on the drop down list on the top of Firebug window, to the right of “Inspect”. Set breakpoints and conditions underwhich break points appear. </text:p>
        </text:list-item>
        <text:list-item>
          <text:p text:style-name="P23"><text:span text:style-name="Strong_20_Emphasis">DOM Tab:</text:span> Shows all the page objects and properties of the window. As variables are properties of the window object, Firebug displays all JavaScript variables and their values. </text:p>
        </text:list-item>
        <text:list-item>
          <text:p text:style-name="P4"><text:span text:style-name="Strong_20_Emphasis">Net Tab:</text:span> Shows all the downloads, how long each resource took to download, the HTTP request headers and server response sent for each resource. The XHR tab is useful for <text:a xlink:type="simple" xlink:href="http://www.evotech.net/blog/2007/06/introduction-to-firebug/#fb_ajax">AJAX</text:a> debugging. </text:p>
        </text:list-item>
      </text:list>
      <text:h text:style-name="Heading_20_3" text:outline-level="3" text:is-list-header="true"><text:bookmark text:name="fb_edit"/>Edit your document on-the-fly.</text:h>
      <text:p text:style-name="Text_20_body">You can change text nodes by selecting the text node with the “inspect” function and then clicking on the text node in the HTML panel.</text:p>
      <text:p text:style-name="Text_20_body">Firebug is both an inspector and an editor. All objects in the HTML, CSS and JavaScript files can be edited with a single or double click. As you type, the changes are immediately applied in the browser window providing instant feedback. The DOM inspector allows for full in-place editing of your document structure, not just text nodes. Simply click on the “edit” tab next to the “inspect tab”, and the left panel becomes a black and white text editor. In the CSS panel, Firebug autocompletes as you type. In the DOM inspector, Firebug autocompletes property names when you hit the Tab key.</text:p>
      <text:h text:style-name="Heading_20_3" text:outline-level="3" text:is-list-header="true"><text:bookmark text:name="fb_css"/>Inspecting and troubleshooting CSS using Firebug</text:h>
      <text:p text:style-name="Text_20_body">DOM inspector’s CSS tab reveals all applicable CSS rules for elements, including properties inherited from ancestor elements, lets you toggle on/off and edit individual style declarations and add new CSS rules.</text:p>
      <text:p text:style-name="Text_20_body"><text:span text:style-name="Strong_20_Emphasis">Firebug hides rules that Firefox ignores: </text:span>For example, Firebug will hide hacks targeting other browsers and CSS3 selectors that it doesn’t support. So, it will both hide intentional CSS filters, such as _height:25px; (the underscore is an IE6 hack) and p:first-of-type {color: #ff0000;} (a <text:a xlink:type="simple" xlink:href="http://www.evotech.net/blog/2007/06/targeting-safari-30-with-css/">CSS3 :first-of-type pseudo-class selector currently supported only by Safari 3</text:a>). This means, however, that if the reason your page isn’t looking the way you anticipated is because of a typo, you will need to use the developer toolbar to show all CSS and find your error.</text:p>
      <text:p text:style-name="Text_20_body"><text:span text:style-name="Strong_20_Emphasis">Firebug shows all selectors impacting the selected element</text:span>: When you inspect an element or node, Firebug displays the entire cascade of all the CSS attributes impacting that element, including attributes that were overwritten in the cascade. The right panel displays the selectors and attributes impacting the element in order of the cascade.</text:p>
      <text:p text:style-name="Text_20_body"><text:span text:style-name="Strong_20_Emphasis">Firebug allows you to turn off styles impacting an element within the CSS</text:span>: When you turn off an attribute, if that attribute value was overriding a different value in the cascade, the formerly crossed out value will become active so you can test what the page would look like if the attribute value were removed. To “turn off” an attribute, click to the left of the attribute in the right hand panel. A red “do not” icon <draw:frame draw:style-name="fr1" draw:name="figura6" text:anchor-type="as-char" svg:width="0.318cm" svg:height="0.318cm" draw:z-index="5"><draw:image xlink:href="http://www.evotech.net/articles/images/turnoffselector.gif" xlink:type="simple" xlink:show="embed" xlink:actuate="onLoad"/><svg:title>do not</svg:title></draw:frame> will appear, and the attribute will be grayed out or disappear, and the <text:soft-page-break/>strike-through of the new attribute value effecting the element from the cascade will be removed. You can toggle the attribute value back on by clicking on the <draw:frame draw:style-name="fr1" draw:name="figura7" text:anchor-type="as-char" svg:width="0.318cm" svg:height="0.318cm" draw:z-index="6"><draw:image xlink:href="http://www.evotech.net/articles/images/turnoffselector.gif" xlink:type="simple" xlink:show="embed" xlink:actuate="onLoad"/><svg:title>do not</svg:title></draw:frame>. However, if the attribute has “disappeared” since it’s been overwritten, you have to re-inspect the element to see the missing attribute and toggle it back on.</text:p>
      <text:p text:style-name="Text_20_body"><text:span text:style-name="Strong_20_Emphasis">Firebug allows you to edit attributes and attribute values</text:span>: To change an attribute or the value of an attribute, click on the term or value, and edit it. Pretty simple! The effect of the change will be immediately visible in the browser window.</text:p>
      <text:p text:style-name="P44"><text:script>&lt;!--
google_ad_client = "pub-5095172600058476";
/* 300x250, created 9/2/09 */
google_ad_slot = "4342979058";
google_ad_width = 300;
google_ad_height = 250;
//--&gt;</text:script><text:script xlink:href="http://pagead2.googlesyndication.com/pagead/show_ads.js"/><text:script>google_protectAndRun("ads_core.google_render_ad", google_handleError, google_render_ad);</text:script></text:p>
      <text:p text:style-name="Text_20_body">One of the best components of this feature is figuring out exact positioning, padding and margins. Firebug provides wonderful support for changing numeric values. Simply click on the numeric value you want to change and change it with the numbers on your keyboard, or click on the up or down arrow to increment or decrement the value by one.</text:p>
      <text:p text:style-name="Text_20_body"><text:span text:style-name="Strong_20_Emphasis">Firebug allows you to add new attribute / value pairs to existing selectors: </text:span>To add an attribute to a selector, double click on the selector. An input box with intelli-sense will appear. Hitting tab will bring you to a value text input box.</text:p>
      <text:p text:style-name="Text_20_body"><text:span text:style-name="Strong_20_Emphasis">Firebug allows you to easily inspect ancestor elements</text:span>: To the right of the keyterm “inspect”, Firebug displays all the ancestors of the currently selected element. To inspect an ancestor, simply click on it in the list. The left and right panels will both change to display the properties of the newly selected element.</text:p>
      <text:h text:style-name="Heading_20_3" text:outline-level="3" text:is-list-header="true"><text:bookmark text:name="fb_bm"/>The Box Model: Evaluating Height, Width, Padding, Border and Margin</text:h>
      <text:p text:style-name="Text_20_body">When you inspect an element, the left panel displays the HTML, and the right panel shows the CSS. Next to the CSS label at the top of the right panel is a tab labeled “Layout”. This Layout tab illustrates the CSS box model as it applies to the selected element. To view the height or width of any other element on the page, simply select “inspect” while this window is open and hover your mouse over the inline or block level element you wish to inspect.</text:p>
      <text:h text:style-name="Heading_20_3" text:outline-level="3" text:is-list-header="true"><text:bookmark text:name="fb_speed"/>Evaluating download speed</text:h>
      <text:p text:style-name="Text_20_body">The Net tab graphs the request times for all http requests that make up a page. Network monitoring must be turned on for the Net Tab to work, but it’s on by default (the options drop down on the right hand side of the firebug panel allows you to toggle this feature off and on). This is a handy way to test (and prove) that putting your javascript files at the bottom of your files, especially for javascript heavy pages, improves perceived download time. Total download time will be the same, but since browsers stop loading pages when they hit scripts until the scripts have been downloaded, the page will appear to download faster, which is a better user experience (see<text:a xlink:type="simple" xlink:href="http://www.evotech.net/blog/2007/05/including-javascript-in-xhtml/#js_01"> list item 5</text:a>).</text:p>
      <text:p text:style-name="Text_20_body">By left clicking on the plus sign to the left of the file name, Firebug displays the <text:span text:style-name="Strong_20_Emphasis">HTTP headers</text:span> of each file that was downloaded.</text:p>
      <text:p text:style-name="Text_20_body">In the 1.0..5 version of Firebug you can see how long it takes for HTML files only to be downloaded, CSS files only, images only, etc., or all files. YSlow, Yahoo!s performance tool, should be available as a plug in for Firefox by the end of the summer. In the meantime, Firebug’s Net tab is the next best thing.</text:p>
      <text:h text:style-name="Heading_20_3" text:outline-level="3" text:is-list-header="true"><text:bookmark text:name="fb_js"/>JavaScript</text:h>
      <text:p text:style-name="Text_20_body">The DOM inspector provides information about all the properties of all the objects in your document. The coolest feature of Firebug is that while making dynamic updates to your page will not alter the content visible in the “view source” feature of the browser, it will update the content in the Firebug panels. So, dynamically created content is visible not only in the browser (as it should <text:soft-page-break/>be), but the generated code is inspectible (is that a word?) in Firebug.</text:p>
      <text:p text:style-name="Text_20_body">The JavaScript profiler reports on the execution times of your JavaScript functions, so you can pin down performance JavaScript components that are slowing down your pages or javascript applications. To view the profiler, the submenu should be on “console”, and click on “Profile” in the top menu (the order of the tabs is “Inspect |Clear | Profile”). Firebug lists all the functions that were called and the time spent for each function call. You can target what function you want Firebug to profile by adding console.profile([title]) to the start of the section your want profiled, and console.profileEnd() at the end.</text:p>
      <text:p text:style-name="Text_20_body">The command line at the bottom of the console tab, which starts with “&gt;&gt;&gt;” accepts commands in JavaScript. The results or your javascript command, if there are any, are then displayed in the console. There is a<text:a xlink:type="simple" xlink:href="http://www.getfirebug.com/commandline.html"> Firebug Command Line API </text:a>that is worth taking a look at.</text:p>
      <text:h text:style-name="Heading_20_3" text:outline-level="3" text:is-list-header="true"><text:bookmark text:name="fb_ajax"/>AJAX</text:h>
      <text:p text:style-name="Text_20_body">As mentioned above, Firebug captures dynamic content and other DOM changes made to your webpage. If you take as an example the <text:a xlink:type="simple" xlink:href="http://www.evotech.net/articles/ajaxlesson.html">sample file</text:a> created in my tutorial <text:a xlink:type="simple" xlink:href="http://www.evotech.net/blog/2007/05/beginning-ajax-using-the-yui-library/">Beginning AJAX using the YUI Library</text:a>, if you check the view source after calling the function (click on the link) via the browser’s functionality, you’ll only get the link that calls the AJAX function. If you view the source via Firebug, Firebug reflects changes made to the DOM, and includes the “Hello World” content. This is one of the core strengths of Firebug: without Firebug, AJAX requests and responses are invisible. With it, you can view the sent and received text as well as the headers that went along with it. You can also monitor how long it took for each request/response with the Net tab.</text:p>
      <text:p text:style-name="Text_20_body">You can see XHR response by clicking on the Net tab, and then the XHR tab in the sub navigation that opens up when you are in the Net view. While the All Net tab is like yslow, the XHR focuses on the AJAX only. If you click on the plus sign to the left of the response file, you can see both the headers and the content of the response.</text:p>
      <text:h text:style-name="Heading_20_4" text:outline-level="4" text:is-list-header="true">Details of the Net tab’s XHR sub-tab</text:h>
      <text:p text:style-name="Text_20_body">When a request is made to the server via a XMLHttpRequest object, Firebug logs the POST or GET request, the response headers and the raw text of the response. To view this data, click on the Net Tab’s XHR sub-tab. This will show a list of the calls and the time it took for the response. To the left of the request click on the + or simply click on the request (it is a link). Three tabs will appear in the case of a GET request, four for a POST:</text:p>
      <text:list xml:id="list1207561906" text:style-name="L5">
        <text:list-item>
          <text:p text:style-name="P24"><text:span text:style-name="Strong_20_Emphasis">Params:</text:span> Displays the name/value pairs of the request URL </text:p>
        </text:list-item>
        <text:list-item>
          <text:p text:style-name="P24"><text:span text:style-name="Strong_20_Emphasis">Headers: </text:span>Displays requestion and response headers </text:p>
        </text:list-item>
        <text:list-item>
          <text:p text:style-name="P24"><text:span text:style-name="Strong_20_Emphasis">Response:</text:span> Shows the actual data received from the server as it was received. </text:p>
        </text:list-item>
        <text:list-item>
          <text:p text:style-name="P5"><text:span text:style-name="Strong_20_Emphasis">Post.</text:span> Displays the data sent to the server from a POST request (tab only shows for POST requests, not GET requests). </text:p>
        </text:list-item>
      </text:list>
      <text:p text:style-name="Text_20_body">These four tabs are useful in development and debugging. Check the POST and Params tabs to ensure your request are being correctly posted. Check the Response to determine the format of the response and ensure that your JavaScripts are written to handle that formatting. If you don’t control the feed that you are fetching, you can copy and paste the response into a text editor, format it so it’s human legible, and work that way.</text:p>
      <text:h text:style-name="Heading_20_3" text:outline-level="3" text:is-list-header="true"><text:bookmark text:name="fb_debug"/>Debugging AJAX and other JavaScripts</text:h>
      <text:p text:style-name="Text_20_body">To debug AJAX, it’s similar to how you debug JavaScript above, except for the console.log is even more helpful, since you are reloading components of the page and not the whole page (reloading the whole page resets the HTML, JS and CSS to what is defined in the static files). Firebug provides <text:soft-page-break/>the console object that has several methods usable for logging. Properties of <text:a xlink:type="simple" xlink:href="http://www.getfirebug.com/console.html">console object</text:a> include <text:span text:style-name="Source_20_Text">console.debug</text:span>, <text:span text:style-name="Source_20_Text">console.info</text:span>, <text:span text:style-name="Source_20_Text">console.warning</text:span>, and <text:span text:style-name="Source_20_Text">console.error</text:span>. When one of these methods produces an output, Firebug links to the line causing the output so you can quickly find the responsible code.</text:p>
      <text:p text:style-name="Text_20_body">One of the other ways to debug is to set breakpoints (yay! no more alerts!). The “Script” tab allows you to pause execution on any line. Clicking on the line number in the script tab sets a breakpoint. You can make that breakpoint conditional by setting a statement that if true will trigger the breakpoint. Simply right click to the left of the line number to set an expression (where you had left clicked to set the breakpoint) or right click on the line and select “Edit breakpoint condition”: “this breakpoint will stop only if this expression is true” is the message you should see. You can contine, step over, step into or step out of a line. The right panel has a “watch” tab where you can inspect the value of local variables (click on objects to view their properties). Hovering over an object in the script activates a tooltip that displays the object’s properties.</text:p>
      <text:h text:style-name="Heading_20_3" text:outline-level="3" text:is-list-header="true"><text:bookmark text:name="fb_issues"/>Problems with Firebug</text:h>
      <text:p text:style-name="Text_20_body"><text:span text:style-name="Strong_20_Emphasis">Webpages never finish loading</text:span>: likely because there is a javascript error in the page, and Firebug has put a breakpoint at the error and halted the script.</text:p>
      <text:p text:style-name="Text_20_body"><text:span text:style-name="Strong_20_Emphasis">Firebug crashes my Firefox</text:span> some of the heavier Web 2.0 sites that I visit, like Netflix and Yahoo! Mail. Firebug keeps track of all the errors. This can use up a lot of memory and crash the browser. Also, likely irrelevant, but SoThink SWF makes Firebug crash FF.</text:p>
      <text:h text:style-name="Heading_20_4" text:outline-level="4" text:is-list-header="true">Solutions:</text:h>
      <text:p text:style-name="Text_20_body"><text:span text:style-name="Strong_20_Emphasis">Disable Firebug for a particular domain: </text:span>Unless you develop for a site that crashes your browser, you can simply turn off Firebug for a domain/subdomain.. To turn off Firebug, right click on the <draw:frame draw:style-name="fr1" draw:name="figura8" text:anchor-type="as-char" svg:width="0.344cm" svg:height="0.344cm" draw:z-index="7"><draw:image xlink:href="http://www.evotech.net/articles/images/greencheck.gif" xlink:type="simple" xlink:show="embed" xlink:actuate="onLoad"/><svg:title>green check mark</svg:title></draw:frame> (or <draw:frame draw:style-name="fr1" draw:name="figura9" text:anchor-type="as-char" svg:width="0.344cm" svg:height="0.344cm" draw:z-index="8"><draw:image xlink:href="http://www.evotech.net/articles/images/redcircx.gif" xlink:type="simple" xlink:show="embed" xlink:actuate="onLoad"/><svg:title>red x</svg:title></draw:frame> if there are errors) in the status bar and select “disable firebug for thisserversname.com”.</text:p>
      <text:p text:style-name="Text_20_body"><text:span text:style-name="Strong_20_Emphasis">Disable Network Monitoring:</text:span> Sometimes disabling Firebug for a particular domain is not an option . For example, I code a small part of a much larger internet application which throws errors and therefore never finishes loading, but disabling Firebug is not an option since I am working on that page.. To resolve this issue, click on the Net tab. When on that tab, to the far right you will see “options”. Select “Disable Network Monitoring”. Since I have selected that, I no longer crash my Firefox, and can work on the website I need to work on. (I did update my Firebug, and that might have helped the issue too. Not sure.)</text:p>
      <text:p text:style-name="Text_20_body"><text:span text:style-name="Strong_20_Emphasis">Update Your Version of Firebug:</text:span> Firebug is continuously being updated and bugs are being fixed. To update to the latest version of Firebug, in your FF browser window select Tools &gt; Add-Ons &gt; Find Updates, and FF will check for and install upon request, the most recent release of Firebug and all of your other FF extensions.</text:p>
      <text:p text:style-name="Text_20_body">Notes:</text:p>
      <text:list xml:id="list512277097" text:style-name="L6">
        <text:list-item>
          <text:p text:style-name="P25">Firebug 1.05 and earlier do not work with Firefox 3.0, currently in beta </text:p>
        </text:list-item>
        <text:list-item>
          <text:p text:style-name="P25">Joe Hewitt developed Firebug and offers it for free. Consider <text:a xlink:type="simple" xlink:href="http://getfirebug.com/contribute.html">giving him some love in the form of money</text:a>. </text:p>
        </text:list-item>
        <text:list-item>
          <text:p text:style-name="P6">For more in depth view, view <text:a xlink:type="simple" xlink:href="http://video.yahoo.com/video/play?vid=cccd4aa02a3993ab06e56af731346f78.1755924">Joe Hewitt: Welcome to Firebug</text:a> which I included below. The above tutorial is more of what you definitely need to know. The video covers the more advanced features. Take a look at it if my overview doesn’t provide enough info, especially in the area of JS debugging and XHR debugging.</text:p>
        </text:list-item>
      </text:list>
      <text:p text:style-name="Standard"/>
      <text:h text:style-name="P45" text:outline-level="3" text:is-list-header="true"><text:a xlink:type="simple" xlink:href="http://forum.prestashopbr.com/viewtopic.php?f=10&amp;t=427#p3044">[Tutorial] Como usar o Firebug?</text:a></text:h>
      <text:p text:style-name="Text_20_body">por <text:a xlink:type="simple" xlink:href="http://forum.prestashopbr.com/memberlist.php?mode=viewprofile&amp;u=53&amp;sid=e78d46afb7dcdc631cf258ceca913402"><text:span text:style-name="Strong_20_Emphasis"><text:span text:style-name="T1">gccsistemas</text:span></text:span></text:a> em 06 Jun 2009 10:27 </text:p>
      <text:p text:style-name="Text_20_body">Aqui vai o básico com o tempo vamos aperfeiçoando o tutorial<text:line-break/><text:line-break/>Primeiramente, para quem não sabe, o Firebug é um plugin do Firefox desenvolvido para auxiliar e depurar o desenvolvimento de aplicações web. O plugin possui algumas funções interessantes para quem programa em JavaScript pois ele é capaz de depurar seu código lhe retornando erros, sucessos, requisições ajax feitas, tempo gasto, manipulaçao de DOM, etc…<text:line-break/><text:line-break/><text:span text:style-name="T2">Efetuando download do firebug</text:span><text:line-break/><text:line-break/>Seguem duas formas para se fazer o download do plugin:<text:line-break/>1a) Acesse o seguinte endereço em seu firefox: <text:a xlink:type="simple" xlink:href="http://getfirebug.com/">http://getfirebug.com</text:a><text:line-break/>2a) Digite “firebug” na aba de endereço do firefox e será encaminhado a página do addon.<text:line-break/><text:line-break/><text:span text:style-name="T2">Ativando o Firebug</text:span><text:line-break/><text:line-break/>Com o Firebug já instalado, reinicie o Firefox. Vá em Ferramentas » Complementos » Ative o addon (plugin) Firebug.</text:p>
      <text:p text:style-name="P19">firebug-1.gif</text:p>
      <text:p text:style-name="Text_20_body"><text:line-break/><text:span text:style-name="T2"><text:line-break/>Habilitando o debug do Firebug</text:span><text:line-break/><text:line-break/>Acesse o site em que quer testar os recursos do firebug. Vá em Ferramentas » Firebug » Abrir Firebug. Em seguida, na janela que foi aberta, marque Console, Script, Rede e clique em Habilitar.</text:p>
      <text:p text:style-name="P19">firebug-21.gif</text:p>
      <text:p text:style-name="P19"><text:line-break/><text:line-break/>Pronto, agora o Firebug foi instalado, habilitado e está pronto para ser usado. Perceba que na janela do Firebug, você pode observar depurações para: Console, Html, CSS, Script, Dom e Rede. Faça bom proveito dessa excelente ferramenta!<text:line-break/><text:line-break/>Fonte: <text:a xlink:type="simple" xlink:href="http://www.joaopedrobarros.com.br/">http://www.joaopedrobarros.com.br/</text:a><text:line-break/><text:line-break/>Em breve estarei explicando a ideologia do firebug!</text:p>
      <text:p text:style-name="Standard"/>
      <text:p text:style-name="Standard"/>
      <text:p text:style-name="Standard"/>
      <text:p text:style-name="Standard"/>
      <text:h text:style-name="Heading_20_2" text:outline-level="2" text:is-list-header="true"><text:a xlink:type="simple" xlink:href="http://michaelsync.net/2007/09/09/firebug-tutorial-logging-profiling-and-commandline-part-i">Firebug Tutorial – Logging, Profiling and CommandLine (Part I)</text:a> </text:h>
      <text:p text:style-name="Text_20_body">9 Sep, 2007  <text:a xlink:type="simple" xlink:href="http://michaelsync.net/category/firebug">Firebug</text:a>, <text:a xlink:type="simple" xlink:href="http://michaelsync.net/category/firefox">Firefox</text:a> </text:p>
      <text:h text:style-name="Heading_20_2" text:outline-level="2" text:is-list-header="true"><text:soft-page-break/>Firebug Tutorial</text:h>
      <text:h text:style-name="Heading_20_3" text:outline-level="3" text:is-list-header="true">Section 1: Console Tab : Logging, Profiling and CommandLine (Part II)</text:h>
      <text:p text:style-name="Text_20_body"><text:span text:style-name="Strong_20_Emphasis">Overview of Console Tab</text:span></text:p>
      <text:p text:style-name="Text_20_body">This tab is mainly used for logging. It also can be used as CommandLine window (like immediate window in Microsoft Visual Studio) while you are debugging the Javascript. It can be used for monitoring the execution of Javascript code by using Profiling service.</text:p>
      <text:p text:style-name="Text_20_body">The following topic will be covered in this section.</text:p>
      <text:list xml:id="list1083504545" text:style-name="L7">
        <text:list-item>
          <text:p text:style-name="P26">Logging in Firebug (with String Substitution pattern ) </text:p>
        </text:list-item>
        <text:list-item>
          <text:p text:style-name="P26">Grouping the logs or messages </text:p>
        </text:list-item>
        <text:list-item>
          <text:p text:style-name="P26">console.dir and console.dirxml </text:p>
        </text:list-item>
        <text:list-item>
          <text:p text:style-name="P26">Assertion ( console.assert() ) </text:p>
        </text:list-item>
        <text:list-item>
          <text:p text:style-name="P26">Tracing ( console.trace() ) </text:p>
        </text:list-item>
        <text:list-item>
          <text:p text:style-name="P26">Timing ( Measuring the time of your code) </text:p>
        </text:list-item>
        <text:list-item>
          <text:p text:style-name="P7">Javascript Profiler (An introduction in this tutorial, the details will be covered in next tutorial.) </text:p>
        </text:list-item>
      </text:list>
      <text:p text:style-name="Text_20_body"><text:span text:style-name="Strong_20_Emphasis">#1. Logging in Firebug</text:span></text:p>
      <text:p text:style-name="Text_20_body">Firebug supports logging in Console tab. So, you don’t need to use alert(’something’) or document.write(’something’) anymore.</text:p>
      <text:p text:style-name="Text_20_body">There are five types of logging in Firebug.</text:p>
      <text:list xml:id="list1967497977" text:style-name="L8">
        <text:list-item>
          <text:p text:style-name="P27">console.log : Write a message without icon. </text:p>
        </text:list-item>
        <text:list-item>
          <text:p text:style-name="P27">console.debug : Writes a message to the console, including a hyperlink to the line where it was called </text:p>
        </text:list-item>
        <text:list-item>
          <text:p text:style-name="P27"><draw:frame draw:style-name="fr1" draw:name="figura11" text:anchor-type="as-char" svg:width="0.37cm" svg:height="0.37cm" draw:z-index="9"><draw:image xlink:href="http://michaelsync.net/wp-content/uploads/2007/09/erroricon.png" xlink:type="simple" xlink:show="embed" xlink:actuate="onLoad"/><svg:title>erroricon.png</svg:title></draw:frame> console.error() : Writes a message to the console with the visual “error” icon and color coding and a hyperlink to the line where it was called. </text:p>
        </text:list-item>
        <text:list-item>
          <text:p text:style-name="P27"><draw:frame draw:style-name="fr1" draw:name="figura12" text:anchor-type="as-char" svg:width="0.37cm" svg:height="0.37cm" draw:z-index="10"><draw:image xlink:href="http://michaelsync.net/wp-content/uploads/2007/09/infoicon.png" xlink:type="simple" xlink:show="embed" xlink:actuate="onLoad"/><svg:title>infoicon.png</svg:title></draw:frame> console.info() : Writes a message to the console with the visual “info” icon and color coding and a hyperlink to the line where it was called. </text:p>
        </text:list-item>
        <text:list-item>
          <text:p text:style-name="P8"><draw:frame draw:style-name="fr1" draw:name="figura13" text:anchor-type="as-char" svg:width="0.37cm" svg:height="0.37cm" draw:z-index="11"><draw:image xlink:href="http://michaelsync.net/wp-content/uploads/2007/09/warningicon.png" xlink:type="simple" xlink:show="embed" xlink:actuate="onLoad"/><svg:title>warningicon.png</svg:title></draw:frame> console.warn() : Writes a message to the console with the visual “warning” icon and color coding and a hyperlink to the line where it was called. </text:p>
        </text:list-item>
      </text:list>
      <text:p text:style-name="Text_20_body">Example Code:</text:p>
      <text:list xml:id="list1664087843" text:style-name="L9">
        <text:list-item>
          <text:p text:style-name="P28">Open the htm file called “Plain HTML” or create one HTML file. </text:p>
        </text:list-item>
        <text:list-item>
          <text:p text:style-name="P9">Paste the following code with &lt;body&gt; tag. </text:p>
        </text:list-item>
      </text:list>
      <text:section text:style-name="Sect1" text:name="highlighter_682025">
        <text:p text:style-name="P43"><text:span text:style-name="Source_20_Text">1.&lt;script language="javascript"</text:span> <text:span text:style-name="Source_20_Text">type="text/javascript"&gt;</text:span></text:p>
        <text:p text:style-name="P43"><text:span text:style-name="Source_20_Text">2.console.log('This is log message');</text:span></text:p>
        <text:p text:style-name="P43"><text:span text:style-name="Source_20_Text">3.console.debug('This is debug message');</text:span></text:p>
        <text:p text:style-name="P43"><text:span text:style-name="Source_20_Text">4.console.error('This is error message');</text:span></text:p>
        <text:p text:style-name="P43"><text:span text:style-name="Source_20_Text">5.console.info('This is info message');</text:span></text:p>
        <text:p text:style-name="P43"><text:span text:style-name="Source_20_Text">6.console.warn('This is warning message');</text:span></text:p>
        <text:p text:style-name="P43"><text:span text:style-name="Source_20_Text">7.&lt;/script&gt;</text:span></text:p>
      </text:section>
      <text:p text:style-name="Text_20_body">You will get the following output. If you click on hyperlink (”test.htm” in this case), it will take you to script tab and will highlight the line that wrote this message.</text:p>
      <text:p text:style-name="Text_20_body"><text:soft-page-break/><draw:frame draw:style-name="fr1" draw:name="figura14" text:anchor-type="as-char" svg:width="10.821cm" svg:height="8.334cm" draw:z-index="12"><draw:image xlink:href="http://michaelsync.net/wp-content/uploads/2007/09/basic-logging-concept.jpg" xlink:type="simple" xlink:show="embed" xlink:actuate="onLoad"/><svg:title>basic-logging-concept.jpg</svg:title></draw:frame></text:p>
      <text:p text:style-name="Text_20_body"><text:span text:style-name="Strong_20_Emphasis">String Substitution Patterns</text:span></text:p>
      <text:p text:style-name="Text_20_body">String substitution parterns can be used in console.log, console.info, console.debug, console.warn and console.error . You can use the same way that we used in C/C++.</text:p>
      <table:table table:name="Tabela1" table:style-name="Tabela1">
        <table:table-column table:style-name="Tabela1.A"/>
        <table:table-column table:style-name="Tabela1.B"/>
        <table:table-row>
          <table:table-cell table:style-name="Tabela1.A1" office:value-type="string">
            <text:p text:style-name="Table_20_Contents">%s</text:p>
          </table:table-cell>
          <table:table-cell table:style-name="Tabela1.A1" office:value-type="string">
            <text:p text:style-name="Table_20_Contents">String</text:p>
          </table:table-cell>
        </table:table-row>
        <table:table-row>
          <table:table-cell table:style-name="Tabela1.A1" office:value-type="string">
            <text:p text:style-name="Table_20_Contents">%d, %i</text:p>
          </table:table-cell>
          <table:table-cell table:style-name="Tabela1.A1" office:value-type="string">
            <text:p text:style-name="Table_20_Contents">Integer (numeric formatting is not yet supported)</text:p>
          </table:table-cell>
        </table:table-row>
        <table:table-row>
          <table:table-cell table:style-name="Tabela1.A1" office:value-type="string">
            <text:p text:style-name="Table_20_Contents">%f</text:p>
          </table:table-cell>
          <table:table-cell table:style-name="Tabela1.A1" office:value-type="string">
            <text:p text:style-name="Table_20_Contents">Floating point number (numeric formatting is not yet supported)</text:p>
          </table:table-cell>
        </table:table-row>
        <table:table-row>
          <table:table-cell table:style-name="Tabela1.A1" office:value-type="string">
            <text:p text:style-name="Table_20_Contents">%o</text:p>
          </table:table-cell>
          <table:table-cell table:style-name="Tabela1.A1" office:value-type="string">
            <text:p text:style-name="Table_20_Contents">Object hyperlink</text:p>
          </table:table-cell>
        </table:table-row>
      </table:table>
      <text:p text:style-name="Text_20_body">Example :</text:p>
      <text:p text:style-name="Text_20_body">Note: I will use console.log in the example below even all console objects (console.log, console.info, console.debug, console.warn and console.error ) support string substitution.</text:p>
      <text:list xml:id="list1674316790" text:style-name="L10">
        <text:list-item>
          <text:p text:style-name="P29">Remove “script” tag that we pasted for the previous example. </text:p>
        </text:list-item>
        <text:list-item>
          <text:p text:style-name="P10">Paste the code below within &lt;body&gt; tag. </text:p>
        </text:list-item>
      </text:list>
      <text:section text:style-name="Sect1" text:name="highlighter_482600">
        <text:p text:style-name="P43"><text:span text:style-name="Source_20_Text">01.&lt;script language="javascript"</text:span> <text:span text:style-name="Source_20_Text">type="text/javascript"&gt;</text:span></text:p>
        <text:p text:style-name="P43"><text:span text:style-name="Source_20_Text">02.</text:span> </text:p>
        <text:p text:style-name="P43"><text:span text:style-name="Source_20_Text">03.//This is for normal string substitution " %s, %d, %i, %f".</text:span></text:p>
        <text:p text:style-name="P43"><text:span text:style-name="Source_20_Text">04.console.log("My Name is &lt;strong&gt;%s&lt;/strong&gt;. My Date of Birth is &lt;strong&gt;%dth %s, %i&lt;/strong&gt;. My height is &lt;strong&gt;%f&lt;/strong&gt; m.", "Nicolas Cage", 7, 'January', 1964, 1.8542);</text:span></text:p>
        <text:p text:style-name="P43"><text:span text:style-name="Source_20_Text">05.</text:span> </text:p>
        <text:p text:style-name="P43"><text:span text:style-name="Source_20_Text">06.function</text:span> <text:span text:style-name="Source_20_Text">Foo(){</text:span></text:p>
        <text:p text:style-name="P43"><text:span text:style-name="Source_20_Text">07.this.LeftHand = function(){</text:span></text:p>
        <text:p text:style-name="P43"><text:span text:style-name="Source_20_Text">08.return</text:span> <text:span text:style-name="Source_20_Text">"Left Hand";</text:span></text:p>
        <text:p text:style-name="P43"><text:span text:style-name="Source_20_Text">09.}</text:span></text:p>
        <text:p text:style-name="P43"><text:span text:style-name="Source_20_Text">10.this.RightHand = function(){</text:span></text:p>
        <text:p text:style-name="P43"><text:span text:style-name="Source_20_Text">11.return</text:span> <text:span text:style-name="Source_20_Text">"Right Hand";</text:span></text:p>
        <text:p text:style-name="P43"><text:span text:style-name="Source_20_Text">12.}</text:span></text:p>
        <text:p text:style-name="P43"><text:span text:style-name="Source_20_Text">13.}</text:span></text:p>
        <text:p text:style-name="P43"><text:span text:style-name="Source_20_Text">14.</text:span> </text:p>
        <text:p text:style-name="P43"><text:span text:style-name="Source_20_Text">15.//This is for object "%o".</text:span></text:p>
        <text:p text:style-name="P43"><text:span text:style-name="Source_20_Text">16.var</text:span> <text:span text:style-name="Source_20_Text">objFoo = new</text:span> <text:span text:style-name="Source_20_Text">Foo();</text:span></text:p>
        <text:p text:style-name="P43"><text:span text:style-name="Source_20_Text">17.console.log('This is &lt;strong&gt;%o&lt;/strong&gt; of Foo class.', objFoo);</text:span></text:p>
        <text:p text:style-name="P43"><text:soft-page-break/><text:span text:style-name="Source_20_Text">18.</text:span> </text:p>
        <text:p text:style-name="P43"><text:span text:style-name="Source_20_Text">19.&lt;/script&gt;</text:span></text:p>
      </text:section>
      <text:p text:style-name="Text_20_body"><draw:frame draw:style-name="fr1" draw:name="figura15" text:anchor-type="as-char" svg:width="10.795cm" svg:height="2.223cm" draw:z-index="13"><draw:image xlink:href="http://michaelsync.net/wp-content/uploads/2007/09/console-string-substitution1.jpg" xlink:type="simple" xlink:show="embed" xlink:actuate="onLoad"/><svg:title>console-string-substitution1.jpg</svg:title></draw:frame></text:p>
      <text:p text:style-name="Text_20_body">If you are using <text:span text:style-name="Strong_20_Emphasis">%o</text:span> in your log, the object will be shown as a hyperlink in green color. This hyperlink is linked to the DOM tab. So, If you click “object” in second line, you will see the list of properties of that object (LeftHand and RightHand in this case.)</text:p>
      <text:p text:style-name="Text_20_body"><text:span text:style-name="Strong_20_Emphasis">#2. Grouping</text:span></text:p>
      <text:p text:style-name="Text_20_body">Firebug allows you to group the message or log in Console tab. If you have some many logs in your code, you can probably divide your log into small group or subgroup</text:p>
      <text:p text:style-name="Text_20_body">Example ~</text:p>
      <text:section text:style-name="Sect1" text:name="highlighter_902034">
        <text:p text:style-name="P43"><text:span text:style-name="Source_20_Text">01.&lt;script language="javascript"</text:span> <text:span text:style-name="Source_20_Text">type="text/javascript"&gt;</text:span></text:p>
        <text:p text:style-name="P43"><text:span text:style-name="Source_20_Text">02.</text:span> </text:p>
        <text:p text:style-name="P43"><text:span text:style-name="Source_20_Text">03.var</text:span> <text:span text:style-name="Source_20_Text">groupname = 'group1';</text:span></text:p>
        <text:p text:style-name="P43"><text:span text:style-name="Source_20_Text">04.console.group("message group : %s "</text:span> <text:span text:style-name="Source_20_Text">, groupname);</text:span></text:p>
        <text:p text:style-name="P43"><text:span text:style-name="Source_20_Text">05.console.log("log message 1 from %s", groupname);</text:span></text:p>
        <text:p text:style-name="P43"><text:span text:style-name="Source_20_Text">06.console.log("log message 2 from %s", groupname);</text:span></text:p>
        <text:p text:style-name="P43"><text:span text:style-name="Source_20_Text">07.console.log("log message 3 from %s", groupname);</text:span></text:p>
        <text:p text:style-name="P43"><text:span text:style-name="Source_20_Text">08.console.groupEnd();</text:span></text:p>
        <text:p text:style-name="P43"><text:span text:style-name="Source_20_Text">09.</text:span> </text:p>
        <text:p text:style-name="P43"><text:span text:style-name="Source_20_Text">10.groupname = 'group2';</text:span></text:p>
        <text:p text:style-name="P43"><text:span text:style-name="Source_20_Text">11.console.group("message group : %s "</text:span> <text:span text:style-name="Source_20_Text">, groupname);</text:span></text:p>
        <text:p text:style-name="P43"><text:span text:style-name="Source_20_Text">12.console.log("log message 1 from %s", groupname);</text:span></text:p>
        <text:p text:style-name="P43"><text:span text:style-name="Source_20_Text">13.</text:span> </text:p>
        <text:p text:style-name="P43"><text:span text:style-name="Source_20_Text">14.var</text:span> <text:span text:style-name="Source_20_Text">subgroupname = 'subgroup1';</text:span></text:p>
        <text:p text:style-name="P43"><text:span text:style-name="Source_20_Text">15.console.group("message group : %s "</text:span> <text:span text:style-name="Source_20_Text">, subgroupname);</text:span></text:p>
        <text:p text:style-name="P43"><text:span text:style-name="Source_20_Text">16.console.log("log message 1 from %s", subgroupname);</text:span></text:p>
        <text:p text:style-name="P43"><text:span text:style-name="Source_20_Text">17.console.log("log message 2 from %s", subgroupname);</text:span></text:p>
        <text:p text:style-name="P43"><text:span text:style-name="Source_20_Text">18.console.log("log message 3 from %s", subgroupname);</text:span></text:p>
        <text:p text:style-name="P43"><text:span text:style-name="Source_20_Text">19.console.groupEnd();</text:span></text:p>
        <text:p text:style-name="P43"><text:span text:style-name="Source_20_Text">20.</text:span> </text:p>
        <text:p text:style-name="P43"><text:span text:style-name="Source_20_Text">21.console.log("log message 3 from %s", groupname);</text:span></text:p>
        <text:p text:style-name="P43"><text:span text:style-name="Source_20_Text">22.console.groupEnd();</text:span></text:p>
        <text:p text:style-name="P43"><text:span text:style-name="Source_20_Text">23.</text:span> </text:p>
        <text:p text:style-name="P43"><text:span text:style-name="Source_20_Text">24.&lt;/script&gt;</text:span></text:p>
      </text:section>
      <text:p text:style-name="Text_20_body"><text:soft-page-break/><draw:frame draw:style-name="fr1" draw:name="figura16" text:anchor-type="as-char" svg:width="10.795cm" svg:height="8.387cm" draw:z-index="14"><draw:image xlink:href="http://michaelsync.net/wp-content/uploads/2007/09/group-message.jpg" xlink:type="simple" xlink:show="embed" xlink:actuate="onLoad"/><svg:title>group-message.jpg</svg:title></draw:frame></text:p>
      <text:p text:style-name="Text_20_body"><text:span text:style-name="Strong_20_Emphasis">#3. console.dir and console.dirxml</text:span></text:p>
      <text:list xml:id="list1322295151" text:style-name="L11">
        <text:list-item>
          <text:p text:style-name="P30"><text:span text:style-name="Strong_20_Emphasis">console.dir</text:span> : It can be used for getting all properties and methods of a particular object. According the example below, we can get the Model (property) and getManufactor (method) of Car object by using console.dir(); You can also pass the object of HTML element (eg: console.dir(document.getElementById(’tbl1′)); ) instead of objCar and let’s see the result. (You will get all properties and methods of the HTML table called “tbl1″). </text:p>
        </text:list-item>
        <text:list-item>
          <text:p text:style-name="P11"><text:span text:style-name="Strong_20_Emphasis">console.dirxml</text:span> : print the XML source tree of HTML element. </text:p>
        </text:list-item>
      </text:list>
      <text:section text:style-name="Sect1" text:name="highlighter_285754">
        <text:p text:style-name="P43"><text:span text:style-name="Source_20_Text">01.&lt;table id="tbl1"</text:span> <text:span text:style-name="Source_20_Text">cellpadding="0"</text:span> <text:span text:style-name="Source_20_Text">cellspacing="0"</text:span> <text:span text:style-name="Source_20_Text">border="0"&gt;</text:span></text:p>
        <text:p text:style-name="P43"><text:span text:style-name="Source_20_Text">02.&lt;tr&gt;</text:span></text:p>
        <text:p text:style-name="P43"><text:span text:style-name="Source_20_Text">03.&lt;td&gt;A&lt;/td&gt;</text:span></text:p>
        <text:p text:style-name="P43"><text:span text:style-name="Source_20_Text">04.&lt;td&gt;B&lt;/td&gt;</text:span></text:p>
        <text:p text:style-name="P43"><text:span text:style-name="Source_20_Text">05.&lt;td&gt;C&lt;/td&gt;</text:span></text:p>
        <text:p text:style-name="P43"><text:span text:style-name="Source_20_Text">06.&lt;/tr&gt;</text:span></text:p>
        <text:p text:style-name="P43"><text:span text:style-name="Source_20_Text">07.&lt;/table&gt;</text:span></text:p>
        <text:p text:style-name="P43"><text:span text:style-name="Source_20_Text">08.&lt;script language="javascript"</text:span> <text:span text:style-name="Source_20_Text">type="text/javascript"&gt;</text:span></text:p>
        <text:p text:style-name="P43"><text:span text:style-name="Source_20_Text">09.//Create a class</text:span></text:p>
        <text:p text:style-name="P43"><text:span text:style-name="Source_20_Text">10.function</text:span> <text:span text:style-name="Source_20_Text">Car(){</text:span></text:p>
        <text:p text:style-name="P43"><text:span text:style-name="Source_20_Text">11.this.Model = "Old Model";</text:span></text:p>
        <text:p text:style-name="P43"><text:span text:style-name="Source_20_Text">12.</text:span> </text:p>
        <text:p text:style-name="P43"><text:span text:style-name="Source_20_Text">13.this.getManufactor = new</text:span> <text:span text:style-name="Source_20_Text">function(){</text:span></text:p>
        <text:p text:style-name="P43"><text:span text:style-name="Source_20_Text">14.return</text:span> <text:span text:style-name="Source_20_Text">"Toyota";</text:span></text:p>
        <text:p text:style-name="P43"><text:span text:style-name="Source_20_Text">15.}</text:span></text:p>
        <text:p text:style-name="P43"><text:span text:style-name="Source_20_Text">16.}</text:span></text:p>
        <text:p text:style-name="P43"><text:span text:style-name="Source_20_Text">17.</text:span> </text:p>
        <text:p text:style-name="P43"><text:span text:style-name="Source_20_Text">18.//Create a object</text:span></text:p>
        <text:p text:style-name="P43"><text:span text:style-name="Source_20_Text">19.var</text:span> <text:span text:style-name="Source_20_Text">objCar = new</text:span> <text:span text:style-name="Source_20_Text">Car();</text:span></text:p>
        <text:p text:style-name="P43"><text:span text:style-name="Source_20_Text">20.</text:span> </text:p>
        <text:p text:style-name="P43"><text:span text:style-name="Source_20_Text">21.//Firebug</text:span></text:p>
        <text:p text:style-name="P43"><text:span text:style-name="Source_20_Text">22.console.dir(objCar);</text:span></text:p>
        <text:p text:style-name="P43"><text:span text:style-name="Source_20_Text">23.console.dirxml(document.getElementById('tbl1'));</text:span></text:p>
        <text:p text:style-name="P43"><text:span text:style-name="Source_20_Text">24.</text:span> </text:p>
        <text:p text:style-name="P43"><text:span text:style-name="Source_20_Text">25.&lt;/script&gt;</text:span></text:p>
      </text:section>
      <text:p text:style-name="Text_20_body"><text:soft-page-break/><draw:frame draw:style-name="fr1" draw:name="figura17" text:anchor-type="as-char" svg:width="11.906cm" svg:height="8.334cm" draw:z-index="15"><draw:image xlink:href="http://michaelsync.net/wp-content/uploads/2007/09/console-dir.jpg" xlink:type="simple" xlink:show="embed" xlink:actuate="onLoad"/><svg:title>console-dir.jpg</svg:title></draw:frame></text:p>
      <text:p text:style-name="Text_20_body"><text:span text:style-name="Strong_20_Emphasis">#4. Assertion ( console.assert() )</text:span></text:p>
      <text:p text:style-name="Text_20_body">You can use console.assert() to test whether an expression is true or not. If the expression is false, it will write a message to the console and throw an exception.</text:p>
      <text:p text:style-name="Text_20_body">Example :</text:p>
      <text:section text:style-name="Sect1" text:name="highlighter_741097">
        <text:p text:style-name="P43"><text:span text:style-name="Source_20_Text">01.&lt;script language="javascript"</text:span> <text:span text:style-name="Source_20_Text">type="text/javascript"&gt;</text:span></text:p>
        <text:p text:style-name="P43"><text:span text:style-name="Source_20_Text">02.function</text:span> <text:span text:style-name="Source_20_Text">whatIsMyAge(year){</text:span></text:p>
        <text:p text:style-name="P43"><text:span text:style-name="Source_20_Text">03.var</text:span> <text:span text:style-name="Source_20_Text">currYear = 2007;</text:span></text:p>
        <text:p text:style-name="P43"><text:span text:style-name="Source_20_Text">04.return</text:span> <text:span text:style-name="Source_20_Text">currYear - year;</text:span></text:p>
        <text:p text:style-name="P43"><text:span text:style-name="Source_20_Text">05.}</text:span></text:p>
        <text:p text:style-name="P43"><text:span text:style-name="Source_20_Text">06.</text:span> </text:p>
        <text:p text:style-name="P43"><text:span text:style-name="Source_20_Text">07.var</text:span> <text:span text:style-name="Source_20_Text">yearOfBirth1 = 1982;</text:span></text:p>
        <text:p text:style-name="P43"><text:span text:style-name="Source_20_Text">08.var</text:span> <text:span text:style-name="Source_20_Text">age1 = 25;</text:span></text:p>
        <text:p text:style-name="P43"><text:span text:style-name="Source_20_Text">09.console.assert(whatIsMyAge(yearOfBirth1) == age1);</text:span></text:p>
        <text:p text:style-name="P43"><text:span text:style-name="Source_20_Text">10.</text:span> </text:p>
        <text:p text:style-name="P43"><text:span text:style-name="Source_20_Text">11.var</text:span> <text:span text:style-name="Source_20_Text">yearOfBirth2 = 1982;</text:span></text:p>
        <text:p text:style-name="P43"><text:span text:style-name="Source_20_Text">12.var</text:span> <text:span text:style-name="Source_20_Text">age2 = 11;</text:span></text:p>
        <text:p text:style-name="P43"><text:span text:style-name="Source_20_Text">13.console.assert(whatIsMyAge(yearOfBirth2) == age2); //You should get the error here.</text:span></text:p>
        <text:p text:style-name="P43"><text:span text:style-name="Source_20_Text">14.&lt;/script&gt;</text:span></text:p>
      </text:section>
      <text:p text:style-name="Text_20_body"><draw:frame draw:style-name="fr1" draw:name="figura18" text:anchor-type="as-char" svg:width="11.853cm" svg:height="1.217cm" draw:z-index="16"><draw:image xlink:href="http://michaelsync.net/wp-content/uploads/2007/09/assertion-failure.jpg" xlink:type="simple" xlink:show="embed" xlink:actuate="onLoad"/><svg:title>assertion-failure.jpg</svg:title></draw:frame></text:p>
      <text:p text:style-name="Text_20_body"><text:span text:style-name="Strong_20_Emphasis">#5. Tracing ( console.trace() )</text:span></text:p>
      <text:p text:style-name="Text_20_body">This function is very interesting. Before I tell you the way that I understand, let’s take a look what console.trace does exactly in official website.</text:p>
      <text:h text:style-name="P46" text:outline-level="3" text:is-list-header="true">console.trace()</text:h>
      <text:p text:style-name="Quotations">Prints an interactive stack trace of JavaScript execution at the point where it is called.</text:p>
      <text:p text:style-name="Quotations">The stack trace details the functions on the stack, as well as the values that were passed as arguments to each function. You can click each function to take you to its source in the Script tab, and click each argument value to inspect it in the DOM or HTML tabs.</text:p>
      <text:p text:style-name="Text_20_body"><text:soft-page-break/>This function will tell you about the route information from start point to end point. If you are not clear what I mean, let’s take a look at the sample code and the result.</text:p>
      <text:section text:style-name="Sect1" text:name="highlighter_890283">
        <text:p text:style-name="P43"><text:span text:style-name="Source_20_Text">01.&lt;!DOCTYPE html PUBLIC "-//W3C//DTD XHTML 1.0 Transitional//EN"</text:span> <text:span text:style-name="Source_20_Text">"</text:span><text:a xlink:type="simple" xlink:href="http://www.w3.org/TR/xhtml1/DTD/xhtml1-transitional.dtd"><text:span text:style-name="Source_20_Text">http://www.w3.org/TR/xhtml1/DTD/xhtml1-transitional.dtd</text:span></text:a><text:span text:style-name="Source_20_Text">"&gt;</text:span></text:p>
        <text:p text:style-name="P43"><text:span text:style-name="Source_20_Text">02.&lt;html xmlns="</text:span><text:a xlink:type="simple" xlink:href="http://www.w3.org/1999/xhtml"><text:span text:style-name="Source_20_Text">http://www.w3.org/1999/xhtml</text:span></text:a><text:span text:style-name="Source_20_Text">"</text:span> <text:span text:style-name="Source_20_Text">&gt;</text:span></text:p>
        <text:p text:style-name="P43"><text:span text:style-name="Source_20_Text">03.&lt;head&gt;</text:span></text:p>
        <text:p text:style-name="P43"><text:span text:style-name="Source_20_Text">04.&lt;title&gt;Firebug&lt;/title&gt;</text:span></text:p>
        <text:p text:style-name="P43"><text:span text:style-name="Source_20_Text">05.&lt;script language="javascript"</text:span> <text:span text:style-name="Source_20_Text">type="text/javascript"&gt;</text:span></text:p>
        <text:p text:style-name="P43"><text:span text:style-name="Source_20_Text">06.function</text:span> <text:span text:style-name="Source_20_Text">startTrace(str){</text:span></text:p>
        <text:p text:style-name="P43"><text:span text:style-name="Source_20_Text">07.return</text:span> <text:span text:style-name="Source_20_Text">method1(100,200);</text:span></text:p>
        <text:p text:style-name="P43"><text:span text:style-name="Source_20_Text">08.}</text:span></text:p>
        <text:p text:style-name="P43"><text:span text:style-name="Source_20_Text">09.function</text:span> <text:span text:style-name="Source_20_Text">method1(arg1,arg2){</text:span></text:p>
        <text:p text:style-name="P43"><text:span text:style-name="Source_20_Text">10.return</text:span> <text:span text:style-name="Source_20_Text">method2(arg1 + arg2 + 100);</text:span></text:p>
        <text:p text:style-name="P43"><text:span text:style-name="Source_20_Text">11.}</text:span></text:p>
        <text:p text:style-name="P43"><text:span text:style-name="Source_20_Text">12.function</text:span> <text:span text:style-name="Source_20_Text">method2(arg1){</text:span></text:p>
        <text:p text:style-name="P43"><text:span text:style-name="Source_20_Text">13.var</text:span> <text:span text:style-name="Source_20_Text">var1 = arg1 / 100;</text:span></text:p>
        <text:p text:style-name="P43"><text:span text:style-name="Source_20_Text">14.return</text:span> <text:span text:style-name="Source_20_Text">method3(var1);</text:span></text:p>
        <text:p text:style-name="P43"><text:span text:style-name="Source_20_Text">15.}</text:span></text:p>
        <text:p text:style-name="P43"><text:span text:style-name="Source_20_Text">16.function</text:span> <text:span text:style-name="Source_20_Text">method3(arg1){</text:span></text:p>
        <text:p text:style-name="P43"><text:span text:style-name="Source_20_Text">17.console.trace();</text:span></text:p>
        <text:p text:style-name="P43"><text:span text:style-name="Source_20_Text">18.var</text:span> <text:span text:style-name="Source_20_Text">total = arg1 * 100;</text:span></text:p>
        <text:p text:style-name="P43"><text:span text:style-name="Source_20_Text">19.return</text:span> <text:span text:style-name="Source_20_Text">total;</text:span></text:p>
        <text:p text:style-name="P43"><text:span text:style-name="Source_20_Text">20.}</text:span></text:p>
        <text:p text:style-name="P43"><text:span text:style-name="Source_20_Text">21.</text:span> </text:p>
        <text:p text:style-name="P43"><text:span text:style-name="Source_20_Text">22.&lt;/script&gt;</text:span></text:p>
        <text:p text:style-name="P43"><text:span text:style-name="Source_20_Text">23.&lt;/head&gt;</text:span></text:p>
        <text:p text:style-name="P43"><text:span text:style-name="Source_20_Text">24.&lt;body&gt;</text:span></text:p>
        <text:p text:style-name="P43"><text:span text:style-name="Source_20_Text">25.&lt;input type="button"</text:span> <text:span text:style-name="Source_20_Text">value="Trace"</text:span> <text:span text:style-name="Source_20_Text">onclick="startTrace('Result');"/&gt;</text:span></text:p>
        <text:p text:style-name="P43"><text:span text:style-name="Source_20_Text">26.&lt;/body&gt;</text:span></text:p>
        <text:p text:style-name="P43"><text:span text:style-name="Source_20_Text">27.&lt;/html&gt;</text:span></text:p>
      </text:section>
      <text:p text:style-name="Text_20_body"><draw:frame draw:style-name="fr1" draw:name="figura19" text:anchor-type="as-char" svg:width="11.642cm" svg:height="4.419cm" draw:z-index="17"><draw:image xlink:href="http://michaelsync.net/wp-content/uploads/2007/09/trace.jpg" xlink:type="simple" xlink:show="embed" xlink:actuate="onLoad"/><svg:title>trace.jpg</svg:title></draw:frame></text:p>
      <text:p text:style-name="Text_20_body">Suppose: we wanna know how “method3″ function is invoked. So, we put this code “console.trace()” in that method. then, we run the program and we got the result as picture above. If we read the result from bottom to top, we will see “onclick(click clientX=34, clientY=26)”. That means the execution of Javascript started at on click event of button. then, we got “startTrace(”Result”)” in second line. That means startTrace function is invoked after firing onclick event and the parameter is “Result”. If we keep on checking from bottom to top, we will figure out the completed route from onclick event to method3.</text:p>
      <text:p text:style-name="Text_20_body">If you wanna test more, you can move this code “console.trace()” to method2(). then, firebug will give the new route from onclick event which is a started point to method2() which is the end point.</text:p>
      <text:p text:style-name="Text_20_body">I think that it’s pretty useful if you are debugging the other developer’s source code and you have <text:soft-page-break/>no idea why this function is invoked.</text:p>
      <text:p text:style-name="Text_20_body">Let me know if you are not clear what I’m trying to explain about console.trace();.</text:p>
      <text:p text:style-name="Text_20_body"><text:span text:style-name="Strong_20_Emphasis">#6. Timing ( Measuring the time of your code) </text:span></text:p>
      <text:p text:style-name="Text_20_body">You can use console.time(timeName) function to measure how long a particular code or function take. This feature is very helpful if you are trying to improve the performance of your Javascript code.</text:p>
      <text:p text:style-name="Text_20_body">Example :</text:p>
      <text:section text:style-name="Sect1" text:name="highlighter_684408">
        <text:p text:style-name="P43"><text:span text:style-name="Source_20_Text">01.&lt;!DOCTYPE html PUBLIC "-//W3C//DTD XHTML 1.0 Transitional//EN"</text:span> <text:span text:style-name="Source_20_Text">"</text:span><text:a xlink:type="simple" xlink:href="http://www.w3.org/TR/xhtml1/DTD/xhtml1-transitional.dtd"><text:span text:style-name="Source_20_Text">http://www.w3.org/TR/xhtml1/DTD/xhtml1-transitional.dtd</text:span></text:a><text:span text:style-name="Source_20_Text">"&gt;</text:span></text:p>
        <text:p text:style-name="P43"><text:span text:style-name="Source_20_Text">02.&lt;html xmlns="</text:span><text:a xlink:type="simple" xlink:href="http://www.w3.org/1999/xhtml"><text:span text:style-name="Source_20_Text">http://www.w3.org/1999/xhtml</text:span></text:a><text:span text:style-name="Source_20_Text">"</text:span> <text:span text:style-name="Source_20_Text">&gt;</text:span></text:p>
        <text:p text:style-name="P43"><text:span text:style-name="Source_20_Text">03.&lt;head&gt;</text:span></text:p>
        <text:p text:style-name="P43"><text:span text:style-name="Source_20_Text">04.&lt;title&gt;Firebug&lt;/title&gt;</text:span></text:p>
        <text:p text:style-name="P43"><text:span text:style-name="Source_20_Text">05.&lt;script language="javascript"</text:span> <text:span text:style-name="Source_20_Text">type="text/javascript"&gt;</text:span></text:p>
        <text:p text:style-name="P43"><text:span text:style-name="Source_20_Text">06.function</text:span> <text:span text:style-name="Source_20_Text">measuretheTime(){</text:span></text:p>
        <text:p text:style-name="P43"><text:span text:style-name="Source_20_Text">07.var</text:span> <text:span text:style-name="Source_20_Text">timeName = 'measuringTime';</text:span></text:p>
        <text:p text:style-name="P43"><text:span text:style-name="Source_20_Text">08.console.time(timeName);</text:span></text:p>
        <text:p text:style-name="P43"><text:span text:style-name="Source_20_Text">09.</text:span> </text:p>
        <text:p text:style-name="P43"><text:span text:style-name="Source_20_Text">10.for(var</text:span> <text:span text:style-name="Source_20_Text">i=0;i&amp;lt;1000;i++){</text:span></text:p>
        <text:p text:style-name="P43"><text:span text:style-name="Source_20_Text">11.///do something</text:span></text:p>
        <text:p text:style-name="P43"><text:span text:style-name="Source_20_Text">12.for(var</text:span> <text:span text:style-name="Source_20_Text">j=0;j&amp;lt;100;j++){</text:span></text:p>
        <text:p text:style-name="P43"><text:span text:style-name="Source_20_Text">13.//do another thing.</text:span></text:p>
        <text:p text:style-name="P43"><text:span text:style-name="Source_20_Text">14.}</text:span></text:p>
        <text:p text:style-name="P43"><text:span text:style-name="Source_20_Text">15.}</text:span></text:p>
        <text:p text:style-name="P43"><text:span text:style-name="Source_20_Text">16.</text:span> </text:p>
        <text:p text:style-name="P43"><text:span text:style-name="Source_20_Text">17.console.timeEnd(timeName);</text:span></text:p>
        <text:p text:style-name="P43"><text:span text:style-name="Source_20_Text">18.}</text:span></text:p>
        <text:p text:style-name="P43"><text:span text:style-name="Source_20_Text">19.&lt;/script&gt;</text:span></text:p>
        <text:p text:style-name="P43"><text:span text:style-name="Source_20_Text">20.&lt;/head&gt;</text:span></text:p>
        <text:p text:style-name="P43"><text:span text:style-name="Source_20_Text">21.&lt;body&gt;</text:span></text:p>
        <text:p text:style-name="P43"><text:span text:style-name="Source_20_Text">22.&lt;input type="button"</text:span> <text:span text:style-name="Source_20_Text">value="Trace"</text:span> <text:span text:style-name="Source_20_Text">onclick="measuretheTime();"/&gt;</text:span></text:p>
        <text:p text:style-name="P43"><text:span text:style-name="Source_20_Text">23.&lt;/body&gt;</text:span></text:p>
        <text:p text:style-name="P43"><text:span text:style-name="Source_20_Text">24.&lt;/html&gt;</text:span></text:p>
      </text:section>
      <text:p text:style-name="Text_20_body">Result : measuringTime: 16ms </text:p>
      <text:p text:style-name="Text_20_body"><text:span text:style-name="Strong_20_Emphasis">#7. Javascript Profiler</text:span></text:p>
      <text:p text:style-name="Text_20_body">You can start the profiler thought code (console.profile(’profileName’)) or by clicking “Profile” button from “Console” tag. It can be used for improving the performance of Javascript. It is similiar to the console.time() function but profiler can give your more advanced and detailed information.</text:p>
      <text:p text:style-name="Text_20_body">I will tell you about this more details in next tutorial (Part2) . I hope you all are clear about this tutorial. If you have any comment or suggestion, please drop a comment.. Thanks. C ya tomorrow.</text:p>
      <text:p text:style-name="Standard"/>
      <text:p text:style-name="Standard"/>
      <text:p text:style-name="Standard"/>
      <text:h text:style-name="P47" text:outline-level="2" text:is-list-header="true"><text:a xlink:type="simple" xlink:href="http://www.tutorial9.net/web-tutorials/quick-easy-css-development-with-firebug/">Quick &amp; Easy CSS Development with Firebug</text:a></text:h>
      <text:p text:style-name="Text_20_body">In the past, I found myself spending countless hours tweaking my CSS and making everything work in Internet Explorer just as it would in Firefox. Everything changed when I found Firebug. In this tutorial, I am going to discuss how to use Firebug to make CSS development faster, and share some tips for a consistent look between browsers.</text:p>
      <text:section text:style-name="Sect1" text:name="toc">
        <text:p text:style-name="Text_20_body">Quick Nav:</text:p>
        <text:list xml:id="list2160951945" text:style-name="L12">
          <text:list-item>
            <text:p text:style-name="P31"><text:a xlink:type="simple" xlink:href="http://www.tutorial9.net/web-tutorials/quick-easy-css-development-with-firebug/#1">Installing and Getting around Firebug </text:a></text:p>
          </text:list-item>
          <text:list-item>
            <text:p text:style-name="P12"><text:a xlink:type="simple" xlink:href="http://www.tutorial9.net/web-tutorials/quick-easy-css-development-with-firebug/#video">Live editing of CSS using Firebug </text:a></text:p>
          </text:list-item>
          <text:list-item>
            <text:p text:style-name="P12"><text:a xlink:type="simple" xlink:href="http://www.tutorial9.net/web-tutorials/quick-easy-css-development-with-firebug/#2">Firebug for Internet Explorer</text:a> </text:p>
          </text:list-item>
        </text:list>
      </text:section>
      <text:h text:style-name="Heading_20_3" text:outline-level="3" text:is-list-header="true">Materials Needed:</text:h>
      <text:list xml:id="list1497106401" text:style-name="L13">
        <text:list-item>
          <text:p text:style-name="P32"><text:a xlink:type="simple" xlink:href="https://addons.mozilla.org/en-US/firefox/addon/1843">Firebug (for Mozilla Firefox) </text:a></text:p>
        </text:list-item>
        <text:list-item>
          <text:p text:style-name="P13">Web Editor (Dreamweaver, Aptana, Notepad++, etc) </text:p>
        </text:list-item>
      </text:list>
      <text:h text:style-name="Heading_20_3" text:outline-level="3" text:is-list-header="true"><text:bookmark text:name="1"/>Part 1: Installing and Getting Around Firebug </text:h>
      <text:p text:style-name="Text_20_body">If you haven’t installed Firebug yet, Please go to the Mozilla plug-in directory, download and install: The link can be found here:</text:p>
      <text:p text:style-name="Text_20_body"><text:a xlink:type="simple" xlink:href="https://addons.mozilla.org/en-US/firefox/addon/1843"><text:span text:style-name="Strong_20_Emphasis">https://addons.mozilla.org/en-US/firefox/addon/1843</text:span></text:a></text:p>
      <text:p text:style-name="Text_20_body">Now, the Firebug is installed its time to understand what we’re looking at, and how we can use it. First, lets navigate to Tutorial9.net so we are all working with the same example. </text:p>
      <text:p text:style-name="Text_20_body">Next click on the <text:span text:style-name="Strong_20_Emphasis">little bug in the bottom right corner of your browser (see photo below). </text:span></text:p>
      <text:p text:style-name="Text_20_body"><draw:frame draw:style-name="fr1" draw:name="figura20" text:anchor-type="as-char" svg:width="15.875cm" svg:height="3.36cm" draw:z-index="18"><draw:image xlink:href="http://www.tutorial9.net/wp-content/uploads/2009/02/1.jpg" xlink:type="simple" xlink:show="embed" xlink:actuate="onLoad"/><svg:title>Image Description</svg:title></draw:frame></text:p>
      <text:p text:style-name="Text_20_body">You’ll see the firebug window expand. And you’ll see the menu below. In the top menu you will see <text:span text:style-name="Strong_20_Emphasis">Inspect </text:span>and <text:span text:style-name="Strong_20_Emphasis">Edit. Click on Inspect.</text:span> If you mouse over the website, you will see a blue box outline around whichever html object you hover over. </text:p>
      <text:p text:style-name="Text_20_body"><draw:frame draw:style-name="fr1" draw:name="figura21" text:anchor-type="as-char" svg:width="15.875cm" svg:height="3.36cm" draw:z-index="19"><draw:image xlink:href="http://www.tutorial9.net/wp-content/uploads/2009/02/2.jpg" xlink:type="simple" xlink:show="embed" xlink:actuate="onLoad"/><svg:title>Image Description</svg:title></draw:frame></text:p>
      <text:p text:style-name="Text_20_body">Now, when you click an element you will see that the right side of the firebug window show the CSS elements and attributes of that item. <text:span text:style-name="Strong_20_Emphasis">For our example we’re going to click inspect and select the tutorial9.net logo.</text:span> </text:p>
      <text:p text:style-name="Text_20_body"><text:soft-page-break/><draw:frame draw:style-name="fr1" draw:name="figura22" text:anchor-type="as-char" svg:width="15.875cm" svg:height="3.36cm" draw:z-index="20"><draw:image xlink:href="http://www.tutorial9.net/wp-content/uploads/2009/02/3.jpg" xlink:type="simple" xlink:show="embed" xlink:actuate="onLoad"/><svg:title>Image Description</svg:title></draw:frame></text:p>
      <text:p text:style-name="Text_20_body">Once you select the element, look in the bottom right hand corner of your firebug window. Here you will see the CSS elements and attributes of those elements that relate to the object you selected in the web site. To the right of each element you will see the Location of the CSS element in the document as well as the line it appears on.</text:p>
      <text:p text:style-name="Text_20_body">So using our example, The Tutorial9.net logo inherits its CSS styles from ID masthead (#masthead) in Styles.CSS on line 54. </text:p>
      <text:p text:style-name="Text_20_body"><draw:frame draw:style-name="fr1" draw:name="figura23" text:anchor-type="as-char" svg:width="15.875cm" svg:height="3.36cm" draw:z-index="21"><draw:image xlink:href="http://www.tutorial9.net/wp-content/uploads/2009/02/4.jpg" xlink:type="simple" xlink:show="embed" xlink:actuate="onLoad"/><svg:title>Image Description</svg:title></draw:frame></text:p>
      <text:h text:style-name="Heading_20_3" text:outline-level="3" text:is-list-header="true"><text:bookmark text:name="2"/>So lets Play around a little but: </text:h>
      <text:p text:style-name="Text_20_body">Move your mouse over the value of the margin property, and change 0 to 38px, Notice when you change the value, the appearance in the live document instantly change as well.</text:p>
      <text:p text:style-name="Text_20_body"><draw:frame draw:style-name="fr1" draw:name="figura24" text:anchor-type="as-char" svg:width="15.875cm" svg:height="3.36cm" draw:z-index="22"><draw:image xlink:href="http://www.tutorial9.net/wp-content/uploads/2009/02/5.jpg" xlink:type="simple" xlink:show="embed" xlink:actuate="onLoad"/><svg:title>Image Description</svg:title></draw:frame></text:p>
      <text:h text:style-name="Heading_20_4" text:outline-level="4" text:is-list-header="true">Element, Attributes and Properties???? </text:h>
      <text:p text:style-name="Text_20_body">The Red – CSS Element (Class, ID, or Tag)<text:line-break/>The Blue – Element Property (Margin, Width, Height, Etc)<text:line-break/>The Teal – Property Value </text:p>
      <text:p text:style-name="Text_20_body"><draw:frame draw:style-name="fr1" draw:name="figura25" text:anchor-type="as-char" svg:width="7.938cm" svg:height="3.36cm" draw:z-index="23"><draw:image xlink:href="http://www.tutorial9.net/wp-content/uploads/2009/02/6.jpg" xlink:type="simple" xlink:show="embed" xlink:actuate="onLoad"/><svg:title>Image Description</svg:title></draw:frame></text:p>
      <text:p text:style-name="Text_20_body">Now, if you play with the properties you can preview your CSS in a live browser environment, saving you from jumping back and forth between your doucment editor, browser and ftp server. </text:p>
      <text:p text:style-name="Text_20_body">Moving on, If you mouse over an element title and right click you have the ability to <text:span text:style-name="Strong_20_Emphasis">add a new property</text:span>, to adjust the CSS element as well. </text:p>
      <text:p text:style-name="Text_20_body"><text:soft-page-break/><draw:frame draw:style-name="fr1" draw:name="figura26" text:anchor-type="as-char" svg:width="15.875cm" svg:height="3.36cm" draw:z-index="24"><draw:image xlink:href="http://www.tutorial9.net/wp-content/uploads/2009/02/7.jpg" xlink:type="simple" xlink:show="embed" xlink:actuate="onLoad"/><svg:title>Image Description</svg:title></draw:frame></text:p>
      <text:h text:style-name="Heading_20_3" text:outline-level="3" text:is-list-header="true"><text:bookmark text:name="video"/>Part 2: Edit YOUR web page’s CSS with firebug </text:h>
      <text:p text:style-name="Text_20_body">Now that we understand firebug, and what it does, its time to dig into how we can use it to edit CSS in your document. </text:p>
      <text:p text:style-name="Text_20_body">Open your webpage in firefox. Select the first element you wish to modify. Add/Remove/Modify properties until the element is positioned the way you want. Once you get the look you want, <text:span text:style-name="Strong_20_Emphasis">select the properties</text:span>, <text:span text:style-name="Strong_20_Emphasis">select copy, open your document editor navigate to the appropriate line paste the new properties, save and reopen in your browser. </text:span>You will see the new changes.</text:p>
      <text:p text:style-name="Text_20_body">In the video below you can see how to I use firebug to adjust various objects in my live document.</text:p>
      <text:p text:style-name="Text_20_body"><text:line-break/><text:a xlink:type="simple" xlink:href="http://vimeo.com/3217224">Tutorial on Using Firebug</text:a> from <text:a xlink:type="simple" xlink:href="http://vimeo.com/user583918">Ryan Hickman</text:a> on <text:a xlink:type="simple" xlink:href="http://vimeo.com/">Vimeo</text:a>. </text:p>
      <text:h text:style-name="Heading_20_3" text:outline-level="3" text:is-list-header="true">Part 3: Firebug and Internet Explorer </text:h>
      <text:p text:style-name="Text_20_body">Of course, like many — I am not an advocate of Internet Explorer — sad thing is there are still many internet explorer users out there.<text:span text:style-name="Emphasis"> As a developer, I’ve been in a few instantces where I’ve prepared a website for a client who works for a government agency, and the agency has a contract to only use internet explorer at their offices – So I found that</text:span> <text:span text:style-name="Emphasis">I HAD to build for ie6. I also learned how many people (which there are a lot) that still use IE and how many of those IE users still use IE6.</text:span> </text:p>
      <text:p text:style-name="Text_20_body">Of course the Firefox plugin doesn’t work for Internet Explorer, so you have to use ‘FireBug Lite’. Which a very lightweight JS script that you embed in your code while developing, and remove when your all set. Here’s how, In your header insert the following code: </text:p>
      <text:p text:style-name="Text_20_body"/>
      <text:p text:style-name="P48"><text:s/>&lt;script type='text/javascript' src='http://getfirebug.com/releases/lite/1.2/firebug-lite-compressed.js'&gt;&lt;/script&gt;</text:p>
      <text:p text:style-name="Text_20_body">If you need to adjust the size of the firebug window you can by inserting the following script, below the one above: </text:p>
      <text:p text:style-name="Preformatted_20_Text">&lt;script type="text/javascript"&gt;</text:p>
      <text:p text:style-name="Preformatted_20_Text"><text:s text:c="8"/>firebug.env.height = 500;</text:p>
      <text:p text:style-name="P48">&lt;/script&gt; <text:s/></text:p>
      <text:p text:style-name="Text_20_body">For those of you who are developing on your local machine, you can <text:a xlink:type="simple" xlink:href="http://getfirebug.com/releases/lite/1.2/">download firebug lite here</text:a>. Note: you must replace your script with the follow: </text:p>
      <text:p text:style-name="P48"><text:s/>&lt;script language="javascript" type="text/javascript" src="/path/to/firebug/firebug-lite.js"&gt;&lt;/script&gt;</text:p>
      <text:p text:style-name="Text_20_body">Working with firebug in internet explorer is a bit different functionaility wise, as once you make change to your CSS, you have to manually run the CSS changes from the firebug consul window. Aside that, Its the same principals as developing for Firefox. </text:p>
      <text:h text:style-name="Heading_20_3" text:outline-level="3" text:is-list-header="true"><text:soft-page-break/>Part 4:The CSS Im using works in Firefox but Not IE </text:h>
      <text:p text:style-name="Text_20_body">Okay — we’re making progress, but it seems some CSS properties <text:span text:style-name="Strong_20_Emphasis">Dont look the same in Firefox as they do in Internet Explorer. </text:span></text:p>
      <text:h text:style-name="Heading_20_3" text:outline-level="3" text:is-list-header="true">1. Conditional Styles</text:h>
      <text:p text:style-name="Text_20_body">Since IE is very quirky and non-compliant with w3 Schools CSS standards, often you must create a custom style sheet, <text:span text:style-name="Strong_20_Emphasis">that only loads when the user is browsing from that particular version of internet explorer</text:span>.To do so, simply add the following code to the &lt;head&gt; of your document. </text:p>
      <text:p text:style-name="Text_20_body"/>
      <text:p text:style-name="P48">&lt;!--[if IE]&gt; <text:s text:c="3"/>&lt;link rel="stylesheet" type="text/css" href="ie.css" /&gt;&lt;![endif]--&gt; </text:p>
      <text:p text:style-name="Text_20_body">In between the tags, you can place CSS code or, like the above example link to an external stylesheet. Any code you place in between the tags will appear if the tags are true. The script below shows a DIV only if the user is using IE6.</text:p>
      <text:p text:style-name="Text_20_body"><text:a xlink:type="simple" xlink:href="http://www.tutorial9.net/web-tutorials/quick-easy-css-development-with-firebug/#"/></text:p>
      <text:p text:style-name="Preformatted_20_Text">&lt;!--[if IE 6]&gt; <text:s/>&lt;div id="ie6"&gt;</text:p>
      <text:p text:style-name="Preformatted_20_Text"><text:s text:c="16"/>We reccommend that you upgrade to at least Interent Explorer 7</text:p>
      <text:p text:style-name="Preformatted_20_Text"><text:s text:c="8"/>&lt;/div&gt;</text:p>
      <text:p text:style-name="P48">&lt;![endif]--&gt; </text:p>
      <text:p text:style-name="Text_20_body">Here are a few other Conditions:</text:p>
      <text:list xml:id="list351803633" text:style-name="L19">
        <text:list-item>
          <text:p text:style-name="P35">IE (Any version of Internet Explorer) </text:p>
        </text:list-item>
        <text:list-item>
          <text:p text:style-name="P35">lt IE 7 (Versions less than version) </text:p>
        </text:list-item>
        <text:list-item>
          <text:p text:style-name="P35">lte IE 6(Versions less than or equal to version) </text:p>
        </text:list-item>
        <text:list-item>
          <text:p text:style-name="P35">IE 6 (Only version) </text:p>
        </text:list-item>
        <text:list-item>
          <text:p text:style-name="P35">gte IE 6 (Versions greater than or equal to version) </text:p>
        </text:list-item>
        <text:list-item>
          <text:p text:style-name="P16">gt IE 7 (Versions greater than version) </text:p>
        </text:list-item>
      </text:list>
      <text:h text:style-name="Heading_20_3" text:outline-level="3" text:is-list-header="true">2. Opacity</text:h>
      <text:p text:style-name="Text_20_body">Did you know you CAN do opacity in Internet Explorer with a Javascript. Many people don’t know how. Its every simple. In Firefox you use the property <text:span text:style-name="Strong_20_Emphasis">Opacity. </text:span>When in IE you use <text:span text:style-name="Strong_20_Emphasis">filer: alpha(opacity = value);</text:span> as show in the code below: </text:p>
      <text:p text:style-name="Text_20_body"/>
      <text:p text:style-name="Preformatted_20_Text">.logo {</text:p>
      <text:p text:style-name="Preformatted_20_Text"><text:s text:c="8"/>opacity: 0.5; <text:s/>//For Firebox</text:p>
      <text:p text:style-name="Preformatted_20_Text"><text:s text:c="8"/>filter: alpha(opacity = 50); //For Internet Explorer</text:p>
      <text:p text:style-name="P48">}</text:p>
      <text:p text:style-name="Text_20_body"/>
      <text:p text:style-name="P48">&lt;!--[if IE]&gt; <text:s text:c="3"/>&lt;link rel="stylesheet" type="text/css" href="ie.css" /&gt;&lt;![endif]--&gt; </text:p>
      <text:p text:style-name="Text_20_body">In between the tags, you can place CSS code or, like the above example link to an external stylesheet. Any code you place in between the tags will appear if the tags are true. The script below shows a DIV only if the user is using IE6.</text:p>
      <text:p text:style-name="Text_20_body"><text:a xlink:type="simple" xlink:href="http://www.tutorial9.net/web-tutorials/quick-easy-css-development-with-firebug/#"/></text:p>
      <text:p text:style-name="Preformatted_20_Text"><text:soft-page-break/>&lt;!--[if IE 6]&gt; <text:s/>&lt;div id="ie6"&gt;</text:p>
      <text:p text:style-name="Preformatted_20_Text"><text:s text:c="16"/>We reccommend that you upgrade to at least Interent Explorer 7</text:p>
      <text:p text:style-name="Preformatted_20_Text"><text:s text:c="8"/>&lt;/div&gt;</text:p>
      <text:p text:style-name="P48">&lt;![endif]--&gt; </text:p>
      <text:h text:style-name="Heading_20_3" text:outline-level="3" text:is-list-header="true">3. IE6 Scroll Renders Artifact </text:h>
      <text:p text:style-name="Text_20_body">What happens is IE6 (which again sadly, people still use) is when scrolling vertically down the page, artifacts make the page look all messed up. What is happening is a DIV element that has nothing behind it on the page is rendered bit by bit (for efficiency says Microsoft) as the page scrolls. If the scrolling is anything other than 100% smooth the rendering fails leaving the sorts of glitches shown above. To fix, we have to insert a null object behind the DIV. Simple fix, see blow: </text:p>
      <text:p text:style-name="Text_20_body"/>
      <text:p text:style-name="Preformatted_20_Text">html {</text:p>
      <text:p text:style-name="Preformatted_20_Text"><text:s text:c="8"/>background : url(null) fixed no-repeat;</text:p>
      <text:p text:style-name="P48"><text:s text:c="4"/>}</text:p>
      <text:h text:style-name="Heading_20_3" text:outline-level="3" text:is-list-header="true">4. Min-Width and Min-Height Issues </text:h>
      <text:p text:style-name="Text_20_body">IE doesn’t understand these commands, so to make this work, you’ll need to use conditions to access customs styles to make it work in Internet Explorer. So Lets say we have a div called wrapper: </text:p>
      <text:p text:style-name="Text_20_body"><text:a xlink:type="simple" xlink:href="http://www.tutorial9.net/web-tutorials/quick-easy-css-development-with-firebug/#"/></text:p>
      <text:p text:style-name="Preformatted_20_Text">#wrapper{</text:p>
      <text:p text:style-name="Preformatted_20_Text"><text:s text:c="8"/>min-width: 750px;</text:p>
      <text:p text:style-name="Preformatted_20_Text"><text:s text:c="8"/>width:expression(</text:p>
      <text:p text:style-name="Preformatted_20_Text"><text:s text:c="16"/>document.body.clientWidth &lt; 750? "750px": "auto"</text:p>
      <text:p text:style-name="Preformatted_20_Text"><text:s text:c="8"/>);</text:p>
      <text:p text:style-name="P48">} </text:p>
      <text:h text:style-name="Heading_20_3" text:outline-level="3" text:is-list-header="true">5. A:Hover, Button:Hover — Hover Issues </text:h>
      <text:p text:style-name="Text_20_body">:hover enables you to have cool effects for HTML elements like button rollovers, etc. Most browsers have no problem with this, except IE (once again of course) which look at the stylesheets and each individual rule with Javascript.<text:line-break/>If :hover rules can be tracked, and .htc can be used to change an elements behavior, then it should be possible to create a behavior that enables :hover for any element in IE.</text:p>
      <text:p text:style-name="Text_20_body">In my building I’ve found the only effective work-around is using a small JS file. Which you insert like below: </text:p>
      <text:p text:style-name="Text_20_body"/>
      <text:p text:style-name="Preformatted_20_Text"><text:s text:c="2"/>body {</text:p>
      <text:p text:style-name="Preformatted_20_Text"><text:s text:c="8"/>behavior: url("csshover3.htc");</text:p>
      <text:p text:style-name="P48">} <text:s/></text:p>
      <text:p text:style-name="Text_20_body"><text:span text:style-name="Strong_20_Emphasis">You can download the csshover3.htc file here. <text:line-break/></text:span><text:a xlink:type="simple" xlink:href="http://www.tutorial9.net/wp-content/uploads/2009/02/csshover3.htc"><text:span text:style-name="Strong_20_Emphasis">Unpacked (9k)</text:span></text:a></text:p>
      <text:p text:style-name="Text_20_body"><text:a xlink:type="simple" xlink:href="http://www.tutorial9.net/wp-content/uploads/2009/02/csshover3-packed.htc">Packed (2.5k)</text:a> </text:p>
      <text:h text:style-name="Heading_20_3" text:outline-level="3" text:is-list-header="true"><text:soft-page-break/>6. Margin + Centering your Div </text:h>
      <text:p text:style-name="Text_20_body">When centering DIV tags using either the margin-left: auto; or margin-right: auto; settings, <text:span text:style-name="Strong_20_Emphasis">will not work in Internet explorer</text:span>. Your would have to conditionally add the following code:</text:p>
      <text:p text:style-name="Text_20_body"/>
      <text:p text:style-name="P48">#divname { <text:s text:c="5"/>text-align: center;}</text:p>
      <text:p text:style-name="Text_20_body"><text:span text:style-name="Strong_20_Emphasis">Note: IF YOU MAKE THE DIV CENTER, YOU MUST RE-ADJUST THE INNER CONTENT </text:span></text:p>
      <text:p text:style-name="Text_20_body"/>
      <text:p text:style-name="P48">#p { <text:s text:c="3"/>text-align: left;}</text:p>
      <text:h text:style-name="Heading_20_3" text:outline-level="3" text:is-list-header="true">7. Margins Too Large </text:h>
      <text:p text:style-name="Text_20_body">I hate this one the most. Setting the margin attribute for any CSS element in Internet Explorer will often appear with added width, which can seriously mess up detailed layouts. By using the {display: inline;} property/value on the tag containing your margin setting can fix this </text:p>
      <text:p text:style-name="Text_20_body"><text:a xlink:type="simple" xlink:href="http://www.tutorial9.net/web-tutorials/quick-easy-css-development-with-firebug/#"/></text:p>
      <text:p text:style-name="P48">&lt;div id="special" style="display: inline; margin-left: 10px;"&gt;&lt;/div&gt;</text:p>
      <text:h text:style-name="Heading_20_3" text:outline-level="3" text:is-list-header="true">8. Lightbox’s (modal boxes) don’t hide Flash underneath </text:h>
      <text:p text:style-name="Text_20_body">Everyone is using Lightbox script’s nowadays. If ever your running into the problem of a flash element (swf or even a video) and you want the flash element to continue to play… heres how: </text:p>
      <text:p text:style-name="Text_20_body"/>
      <text:p text:style-name="P48">&lt;param name="wmode" value="transparent"/&gt;</text:p>
      <text:p text:style-name="Text_20_body">If your using SWFObject:</text:p>
      <text:p text:style-name="Text_20_body"/>
      <text:p text:style-name="P48"><text:s text:c="8"/>so.addParam("wmode","transparent");</text:p>
      <text:h text:style-name="Heading_20_3" text:outline-level="3" text:is-list-header="true"><text:bookmark text:name="21"/>Final Thought:</text:h>
      <text:p text:style-name="Text_20_body">Dont test User-Agents to detect the users Browser, cause Google will look at that as Cloaking and ban your site, believe me, I know </text:p>
      <text:p text:style-name="Text_20_body">Got any tips to add that I may have missed? Please share in the comments below!</text:p>
      <text:p text:style-name="Standard"/>
      <text:h text:style-name="P47" text:outline-level="2" text:is-list-header="true"><text:a xlink:type="simple" xlink:href="http://sixrevisions.com/web-development/how-to-debug-php-using-firefox-with-firephp/">How to Debug PHP Using Firefox with FirePHP</text:a></text:h>
      <text:p text:style-name="Text_20_body">July 11th, 2009 by Nuno Franco da Costa | <text:a xlink:type="simple" xlink:href="http://sixrevisions.com/web-development/how-to-debug-php-using-firefox-with-firephp/#comments">29 Comments</text:a> | <text:a xlink:type="simple" xlink:href="http://www.stumbleupon.com/submit?url=http://sixrevisions.com/web-development/how-to-debug-php-using-firefox-with-firephp/">Stumble It!</text:a> <text:a xlink:type="simple" xlink:href="http://del.icio.us/post?url=http://sixrevisions.com/web-development/how-to-debug-php-using-firefox-with-firephp/&amp;title=How%20to%20Debug%20PHP%20Using%20Firefox%20with%20FirePHP%20%7C%20Six%20Revisions" office:target-frame-name="_blank" xlink:show="new">Delicious</text:a> </text:p>
      <text:p text:style-name="Text_20_body">Typically, there are two main ways of debugging server-side code: you can utilize an Integrated Development Environment (IDE) with a built-in debugger or log and perform your debugging processes in a web browser.</text:p>
      <text:p text:style-name="Text_20_body"><draw:frame draw:style-name="fr1" draw:name="figura27" text:anchor-type="as-char" svg:width="14.552cm" svg:height="6.615cm" draw:z-index="25"><draw:image xlink:href="http://images.sixrevisions.com/2009/07/10-01_debug_firephp_leading_image.jpg" xlink:type="simple" xlink:show="embed" xlink:actuate="onLoad"/><svg:title>How to Debug PHP Using Firefox with FirePHP</svg:title></draw:frame></text:p>
      <text:p text:style-name="Text_20_body"><text:bookmark text:name="more-1234"/>This article shares an <text:span text:style-name="Strong_20_Emphasis">elegant, simple, and more maintainable way of debugging Ajax apps</text:span> via the web browser (more specifically for the <text:span text:style-name="Strong_20_Emphasis">Mozilla Firefox</text:span> browser). You’ll learn the basics of leveraging Firefox in conjunction with Firebug and FirePHP to implement FirePHP libraries on web apps and logging messages in the Firebug console.</text:p>
      <text:h text:style-name="Heading_20_3" text:outline-level="3" text:is-list-header="true">A Brief Introduction</text:h>
      <text:p text:style-name="Text_20_body">When Ajax techniques became popular, developers faced a new problem: how can we debug Ajax requests and responses efficiently for complex web applications? If using a debugger was hard enough with the RESTful model, triggering an Ajax-specific request is a pain and a bit more difficult; dumping logs and information pertaining to those Ajax operations had to be done using JSON or XML.</text:p>
      <text:p text:style-name="Text_20_body"><draw:frame draw:style-name="fr1" draw:name="figura28" text:anchor-type="as-char" svg:width="14.526cm" svg:height="4.18cm" draw:z-index="26"><draw:image xlink:href="http://images.sixrevisions.com/2009/07/10-02_preview.png" xlink:type="simple" xlink:show="embed" xlink:actuate="onLoad"/><svg:title>A Brief Introduction</svg:title></draw:frame></text:p>
      <text:p text:style-name="Text_20_body">This is where <text:span text:style-name="Emphasis">FirePHP helps</text:span>, allowing you to log your debugging messages to the Firebug console. FirePHP doesn’t mess with your code (and it doesn’t require you to modify anything to trap errors): the messages you print are sent to the browser in the HTTP response headers, which is great when you’re using JSON or XML since it won’t break their encoding.</text:p>
      <text:p text:style-name="Text_20_body">This makes FirePHP ideal not only for debugging your Ajax requests, but also your entire PHP codebase.</text:p>
      <text:h text:style-name="Heading_20_3" text:outline-level="3" text:is-list-header="true"><text:soft-page-break/>So, what is FirePHP?</text:h>
      <text:p text:style-name="Text_20_body"><text:a xlink:type="simple" xlink:href="http://www.firephp.org/">FirePHP</text:a> is an add-on for an add-on: it extends the popular in-browser web development tool called <text:a xlink:type="simple" xlink:href="http://getfirebug.com/">Firebug</text:a> with an API for PHP web application developers. FirePHP is <text:span text:style-name="Emphasis">free</text:span> and easily attainable via the <text:a xlink:type="simple" xlink:href="https://addons.mozilla.org/en-US/firefox/addon/6149">Mozilla Add-Ons</text:a> section on the official Mozilla site. The official FirePHP site can be found via this web address: <text:a xlink:type="simple" xlink:href="http://www.firephp.org/">www.firephp.org</text:a>. <text:a xlink:type="simple" xlink:href="http://www.christophdorn.com/AboutMe/">Christoph Dorn</text:a> is the person responsible for creating FirePHP.</text:p>
      <text:h text:style-name="Heading_20_3" text:outline-level="3" text:is-list-header="true">What Do I Need to Get Started?</text:h>
      <text:p text:style-name="Text_20_body">As you might have guessed, you need three things to get up and running with FirePHP, they are:</text:p>
      <text:list xml:id="list495999966" text:style-name="L31">
        <text:list-item>
          <text:p text:style-name="P41"><text:a xlink:type="simple" xlink:href="http://www.mozilla.com/en-US/firefox/">Firefox</text:a> </text:p>
        </text:list-item>
        <text:list-item>
          <text:p text:style-name="P41"><text:a xlink:type="simple" xlink:href="http://getfirebug.com/">Firebug</text:a> </text:p>
        </text:list-item>
        <text:list-item>
          <text:p text:style-name="P17"><text:a xlink:type="simple" xlink:href="http://www.firephp.org/">FirePHP</text:a> </text:p>
        </text:list-item>
      </text:list>
      <text:p text:style-name="Text_20_body">If you don’t have all of the above applications installed on your machine, click on their link to learn about how to download them for your particular system.</text:p>
      <text:p text:style-name="Text_20_body">Installation of the three things above is a straightforward process. FirePHP can be a little tricky to install if you’ve just recently started learning about web development, but there’s <text:a xlink:type="simple" xlink:href="http://www.firephp.org/HQ/Install.htm">good documentation out there</text:a> about it.</text:p>
      <text:p text:style-name="Text_20_body">This article is about using FirePHP, so I’ll let you handle the installation part (though feel free to ask in the comments – we’d be happy to help if you encounter issues).</text:p>
      <text:h text:style-name="Heading_20_3" text:outline-level="3" text:is-list-header="true">A Couple of Tips</text:h>
      <text:p text:style-name="Text_20_body">Once you’ve installed FirePHP, and included it in your web application, you are ready to debug and log data. But first, I’d like to share two helpful tips I’ve learned:</text:p>
      <text:h text:style-name="Heading_20_4" text:outline-level="4" text:is-list-header="true">Tip #1: call ob_start()</text:h>
      <text:p text:style-name="Text_20_body">Because the information is sent to Firebug in the HTTP Headers, you should activate the output buffering or you might get the "headers already sent error". It may sound complicated, but all you have to do is write <text:a xlink:type="simple" xlink:href="http://www.php.net/ob_start">ob_start()</text:a> on the first line of your PHP script that you’re debugging.</text:p>
      <text:h text:style-name="Heading_20_4" text:outline-level="4" text:is-list-header="true">Tip #2: don’t forget to disable FirePHP Logging when you go live</text:h>
      <text:p text:style-name="Text_20_body">You have to disable FirePHP when the site goes live or you will risk exposing sensitive information to anyone that has Firebug/FirePHP installed (we’ll talk about how to do this later down the article).</text:p>
      <text:p text:style-name="Text_20_body">And then just a general tip for Firebug/FirePHP users: it’s also a good idea to disable or suspend Firebug and FirePHP when you’re just browsing the web because they can really slow down some websites and web applications (such as Gmail, for example).</text:p>
      <text:h text:style-name="Heading_20_3" text:outline-level="3" text:is-list-header="true">Getting Started with FirePHP Logging</text:h>
      <text:p text:style-name="Text_20_body">This is the fun part where we start logging messages and reviewing the basic logging functions.</text:p>
      <text:p text:style-name="Text_20_body">One thing to note is that, just like PHP, which (at least for PHP4 and PHP5) is a "<text:span text:style-name="Emphasis">pseudo</text:span> object-oriented" language, you can use FirePHP in a procedural or object-oriented (abbreviated <text:span text:style-name="Strong_20_Emphasis">OO</text:span> from now on) manner. </text:p>
      <text:p text:style-name="Text_20_body">I prefer the object-oriented techniques and I encourage you to use the same pattern as it is considered the most popular and most modern approach to building apps.</text:p>
      <text:p text:style-name="Text_20_body">The <text:span text:style-name="Emphasis">OO API</text:span> allows you to instantiate a Firebug object to use it or to call its static methods directly. I’m a lazy guy and because static methods are more terse and require less typing, that’s what I use.</text:p>
      <text:h text:style-name="Heading_20_4" text:outline-level="4" text:is-list-header="true"><text:soft-page-break/>Instantiating the OO API Object</text:h>
      <text:p text:style-name="Text_20_body">In your script, you can use the following code block to create the FirePHP object ($firephp).</text:p>
      <text:p text:style-name="Preformatted_20_Text">require_once('FirePHPCore/FirePHP.class.PHP');</text:p>
      <text:p text:style-name="Preformatted_20_Text">$firephp = FirePHP::getInstance(true);</text:p>
      <text:p text:style-name="P48">$firephp -&gt; <text:span text:style-name="Strong_20_Emphasis">[classmethod]</text:span></text:p>
      <text:h text:style-name="Heading_20_4" text:outline-level="4" text:is-list-header="true">OO API with Static Methods</text:h>
      <text:p text:style-name="Text_20_body">This is the format for calling static methods in your scripts.</text:p>
      <text:p text:style-name="Preformatted_20_Text">require_once('FirePHPCore/fb.PHP');</text:p>
      <text:p text:style-name="P48">FB::<text:span text:style-name="Strong_20_Emphasis">[nameofmethod]</text:span></text:p>
      <text:h text:style-name="Heading_20_4" text:outline-level="4" text:is-list-header="true">The Procedural API</text:h>
      <text:p text:style-name="Text_20_body">Here’s how to use FirePHP’s Procedural API:</text:p>
      <text:p text:style-name="Preformatted_20_Text">require_once('FirePHPCore/fb.PHP');</text:p>
      <text:p text:style-name="Preformatted_20_Text">fb($var)</text:p>
      <text:p text:style-name="Preformatted_20_Text">fb($var, 'Label')</text:p>
      <text:p text:style-name="P48">fb($var, FirePHP::<text:span text:style-name="Strong_20_Emphasis">[nameofmethod]</text:span>)</text:p>
      <text:p text:style-name="Text_20_body">We will not get into any detail about the benefits and coding style of each API, I’ve included them here only so you see what options are available for you. In other words, I don’t want to start a flame war about which procedure is better – it’s up to you to decide and I’ve noted my preference.</text:p>
      <text:h text:style-name="Heading_20_3" text:outline-level="3" text:is-list-header="true">Logging Messages and Information in the Firebug Console</text:h>
      <text:p text:style-name="Text_20_body">Let’s talk about logging messages in the Firebug console (remember, this will only work if you’ve configured your app for FirePHP).</text:p>
      <text:h text:style-name="Heading_20_4" text:outline-level="4" text:is-list-header="true">Examples of Basic Logging Calls</text:h>
      <text:p text:style-name="Text_20_body">If you are ad-hoc debugging a bug, the following examples are what you’ll be interested in utilizing. </text:p>
      <text:p text:style-name="P48">Fb::log("<text:span text:style-name="Strong_20_Emphasis">log message</text:span>")</text:p>
      <text:p text:style-name="Text_20_body">This will print a string that you pass to it onto the Firebug console. Using the above example results in the following message:</text:p>
      <text:p text:style-name="Text_20_body"><draw:frame draw:style-name="fr1" draw:name="figura29" text:anchor-type="as-char" svg:width="14.499cm" svg:height="0.661cm" draw:z-index="27"><draw:image xlink:href="http://images.sixrevisions.com/2009/07/10-03_log-msg.png" xlink:type="simple" xlink:show="embed" xlink:actuate="onLoad"/><svg:title>Log message.</svg:title></draw:frame></text:p>
      <text:p text:style-name="P48">Fb::log(<text:span text:style-name="Strong_20_Emphasis">$array</text:span>, "<text:span text:style-name="Strong_20_Emphasis">dumping an array</text:span>")</text:p>
      <text:p text:style-name="Text_20_body">Passing an array (no more for loops or print_r() in your scripts) outputs the content of your array. The above example will result in the following message in the Firebug console:</text:p>
      <text:p text:style-name="Text_20_body"><draw:frame draw:style-name="fr1" draw:name="figura30" text:anchor-type="as-char" svg:width="14.499cm" svg:height="0.661cm" draw:z-index="28"><draw:image xlink:href="http://images.sixrevisions.com/2009/07/10-04_dump-msg.png" xlink:type="simple" xlink:show="embed" xlink:actuate="onLoad"/><svg:title>Dump message array</svg:title></draw:frame></text:p>
      <text:p text:style-name="Text_20_body"><text:span text:style-name="Strong_20_Emphasis">Tip</text:span>: when you hover your mouse on logged variables in the Firebug console, an info window will appear in the web page containing all of its elements. It’s a nifty feature, don’t you agree?</text:p>
      <text:p text:style-name="Text_20_body"><text:soft-page-break/><draw:frame draw:style-name="fr1" draw:name="figura31" text:anchor-type="as-char" svg:width="13.229cm" svg:height="7.329cm" draw:z-index="29"><draw:image xlink:href="http://images.sixrevisions.com/2009/07/10-05_variable-viewer.png" xlink:type="simple" xlink:show="embed" xlink:actuate="onLoad"/><svg:title>Variable Viewer</svg:title></draw:frame></text:p>
      <text:h text:style-name="Heading_20_4" text:outline-level="4" text:is-list-header="true">Logging an Information Message</text:h>
      <text:p text:style-name="Text_20_body">Here is an example of logging information messages using the info method.</text:p>
      <text:p text:style-name="P48">Fb::info("<text:span text:style-name="Strong_20_Emphasis">information</text:span>")</text:p>
      <text:p text:style-name="Text_20_body">This is the message it logs in your Firebug console:</text:p>
      <text:p text:style-name="Text_20_body"><draw:frame draw:style-name="fr1" draw:name="figura32" text:anchor-type="as-char" svg:width="14.499cm" svg:height="0.661cm" draw:z-index="30"><draw:image xlink:href="http://images.sixrevisions.com/2009/07/10-06_info-msg.png" xlink:type="simple" xlink:show="embed" xlink:actuate="onLoad"/><svg:title>info message.</svg:title></draw:frame></text:p>
      <text:h text:style-name="Heading_20_4" text:outline-level="4" text:is-list-header="true">Logging a Warning Message</text:h>
      <text:p text:style-name="Text_20_body">Here is an example of logging a warning message.</text:p>
      <text:p text:style-name="P48">Fb::warn("<text:span text:style-name="Strong_20_Emphasis">this is a warning</text:span>")</text:p>
      <text:p text:style-name="Text_20_body">This is the message it logs in your Firebug console:</text:p>
      <text:p text:style-name="Text_20_body"><draw:frame draw:style-name="fr1" draw:name="figura33" text:anchor-type="as-char" svg:width="14.499cm" svg:height="0.661cm" draw:z-index="31"><draw:image xlink:href="http://images.sixrevisions.com/2009/07/10-07_warning-msg.png" xlink:type="simple" xlink:show="embed" xlink:actuate="onLoad"/><svg:title>Warning message</svg:title></draw:frame></text:p>
      <text:h text:style-name="Heading_20_4" text:outline-level="4" text:is-list-header="true">Logging an Error Message</text:h>
      <text:p text:style-name="Text_20_body">Here is an example of logging a warning message using the info method.</text:p>
      <text:p text:style-name="P48">Fb::error("<text:span text:style-name="Strong_20_Emphasis">error message</text:span>")</text:p>
      <text:p text:style-name="Text_20_body">Here’s what an error message looks like in the Firebug console:</text:p>
      <text:p text:style-name="Text_20_body"><draw:frame draw:style-name="fr1" draw:name="figura34" text:anchor-type="as-char" svg:width="14.499cm" svg:height="0.661cm" draw:z-index="32"><draw:image xlink:href="http://images.sixrevisions.com/2009/07/10-08_error-msg.png" xlink:type="simple" xlink:show="embed" xlink:actuate="onLoad"/><svg:title>Error message.</svg:title></draw:frame></text:p>
      <text:h text:style-name="Heading_20_3" text:outline-level="3" text:is-list-header="true">Enabling or Disabling FirePHP Logging</text:h>
      <text:p text:style-name="Text_20_body">When your site goes live, you can (and should) disable FirePHP logging. Call the following line of code on the first lines of your script.</text:p>
      <text:p text:style-name="P48">FB::setEnabled(<text:span text:style-name="Strong_20_Emphasis">false</text:span>);</text:p>
      <text:p text:style-name="Text_20_body">What’s great about this is that you can leave all of your FirePHP code in your scripts for later use – just pass either <text:span text:style-name="Source_20_Text">true</text:span> or <text:span text:style-name="Source_20_Text">false</text:span> when you want to turn logging on or off.</text:p>
      <text:p text:style-name="Text_20_body">If your application uses a "<text:a xlink:type="simple" xlink:href="http://en.wikipedia.org/wiki/Configuration_file">config file</text:a>" to keep track of global settings, it is advisable to set a <text:soft-page-break/>configuration option to enable or disable it.</text:p>
      <text:h text:style-name="Heading_20_3" text:outline-level="3" text:is-list-header="true">Conclusion</text:h>
      <text:p text:style-name="Text_20_body">First, here’s a screen capture showing all of our messages in Firebug all at once (I ran it sequentially).</text:p>
      <text:p text:style-name="Text_20_body"><draw:frame draw:style-name="fr1" draw:name="figura35" text:anchor-type="as-char" svg:width="7.541cm" svg:height="3.307cm" draw:z-index="33"><draw:image xlink:href="http://images.sixrevisions.com/2009/07/10-09_console-demo.png" xlink:type="simple" xlink:show="embed" xlink:actuate="onLoad"/><svg:title>Conclusion: all together now</svg:title></draw:frame></text:p>
      <text:p text:style-name="Text_20_body">In this article, we covered the very basics of using FirePHP to help you debug and gain information about your PHP/Ajax applications easier and through the web browser. I hope that this results in you becoming convinced that you should explore your debugging options outside of "old-school" techniques such as using echo or print on top of your web page layout to see what a variable or array contains. Using FirePHP is so easy and convenient, and gives you much more options and data for debugging purposes.</text:p>
      <text:p text:style-name="Text_20_body">In a <text:span text:style-name="Emphasis">future article</text:span>, I’ll be covering <text:span text:style-name="Strong_20_Emphasis">more complex features of FirePHP and using Firebug</text:span> to make this simple debugging tool a more <text:span text:style-name="Emphasis">robust and fully-featured logging framework</text:span>.</text:p>
      <text:p text:style-name="Text_20_body">So stick around, don’t forget to subscribe to the <text:a xlink:type="simple" xlink:href="http://feeds2.feedburner.com/SixRevisions"><text:span text:style-name="Strong_20_Emphasis">Six Revisions RSS feed</text:span></text:a> so you get a note when that article is posted. * <text:span text:style-name="Emphasis">Article edits by Jacob Gube</text:span></text:p>
      <text:h text:style-name="Heading_20_3" text:outline-level="3" text:is-list-header="true">Related content</text:h>
      <text:list xml:id="list132058992" text:style-name="L32">
        <text:list-item>
          <text:p text:style-name="P42"><text:a xlink:type="simple" xlink:href="http://sixrevisions.com/web-development/four-ways-ruby-on-rails-can-help-you/">Four Ways Ruby on Rails Can Help You</text:a> </text:p>
        </text:list-item>
        <text:list-item>
          <text:p text:style-name="P42"><text:a xlink:type="simple" xlink:href="http://sixrevisions.com/tutorials/web-development-tutorials/using-xampp-for-local-wordpress-theme-development/">Using XAMPP for Local WordPress Theme Development</text:a> </text:p>
        </text:list-item>
        <text:list-item>
          <text:p text:style-name="P42"><text:a xlink:type="simple" xlink:href="http://sixrevisions.com/ajax/ajax_techniques/">25 Excellent Ajax Techniques and Examples</text:a> </text:p>
        </text:list-item>
        <text:list-item>
          <text:p text:style-name="P18"><text:span text:style-name="Emphasis">Related categories</text:span>: <text:a xlink:type="simple" xlink:href="http://sixrevisions.com/category/ajax/">Ajax</text:a>, <text:a xlink:type="simple" xlink:href="http://sixrevisions.com/category/web-development/">Web Development</text:a>, and <text:a xlink:type="simple" xlink:href="http://sixrevisions.com/category/tools/">Tools</text:a> </text:p>
        </text:list-item>
      </text:list>
      <text:h text:style-name="Heading_20_3" text:outline-level="3" text:is-list-header="true">About the Author</text:h>
      <text:p text:style-name="Text_20_body"><draw:frame draw:style-name="fr1" draw:name="figura36" text:anchor-type="as-char" svg:width="2.117cm" svg:height="2.117cm" draw:z-index="34"><draw:image xlink:href="http://images.sixrevisions.com/authors/nuno_francodacosta_small.jpg" xlink:type="simple" xlink:show="embed" xlink:actuate="onLoad"/></draw:frame><text:span text:style-name="Strong_20_Emphasis">Nuno Franco da Costa</text:span> is a web developer and sys admin. By day, he works at a design agency coordinating the development and sys admin teams where he developed a PHP MVC framework and a WEB 2 CMS. He loves to code and has a "<text:span text:style-name="Emphasis">getting things done</text:span>" attitude. You can find over at his online presence <text:a xlink:type="simple" xlink:href="http://www.francodacosta.com/"><text:span text:style-name="Strong_20_Emphasis">www.francodacosta.com</text:span></text:a></text:p>
      <text:p text:style-name="Text_20_body"><text:script>tweetmeme_source = 'sixrevisions';</text:script><text:script xlink:href="http://tweetmeme.com/i/scripts/button.j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DejaVu Sans" svg:font-family="'DejaVu Sans'" style:font-family-generic="swis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51cm" style:writing-mode="page"/>
      <style:text-properties style:use-window-font-color="true" style:font-name="Times New Roman" fo:font-size="12pt" fo:language="pt" fo:country="BR"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DejaVu Sans1" style:font-size-asian="18pt" style:font-weight-asian="bold" style:font-name-complex="DejaVu Sans1" style:font-size-complex="18pt"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DejaVu Sans1" style:font-size-asian="14pt" style:font-weight-asian="bold" style:font-name-complex="DejaVu Sans1" style:font-size-complex="14pt" style:font-weight-complex="bold"/>
    </style:style>
    <style:style style:name="Heading_20_4" style:display-name="Heading 4" style:family="paragraph" style:parent-style-name="Heading" style:next-style-name="Text_20_body" style:class="text" style:default-outline-level="4">
      <style:text-properties style:font-name="Times New Roman" fo:font-size="12pt" fo:font-weight="bold" style:font-name-asian="DejaVu Sans1" style:font-size-asian="12pt" style:font-weight-asian="bold" style:font-name-complex="DejaVu Sans1"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IN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9-25T15:05:10</meta:creation-date>
    <dc:date>2009-09-25T15:21:44</dc:date>
    <meta:editing-duration>PT00H16M34S</meta:editing-duration>
    <meta:editing-cycles>5</meta:editing-cycles>
    <meta:generator>OpenOffice.org/3.0$Linux OpenOffice.org_project/300m15$Build-9379</meta:generator>
    <meta:print-date>2009-09-25T15:17:48</meta:print-date>
    <meta:document-statistic meta:table-count="1" meta:image-count="35" meta:object-count="0" meta:page-count="24" meta:paragraph-count="508" meta:word-count="7734" meta:character-count="46547"/>
    <meta:user-defined meta:name="Informações 1"/>
    <meta:user-defined meta:name="Informações 2"/>
    <meta:user-defined meta:name="Informações 3"/>
    <meta:user-defined meta:name="Informações 4"/>
  </office:meta>
</office:document-meta>
</file>